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2-11T12:07:42.85">
            <text:p>2019/12/11 12:07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0">
            <text:p>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0">
            <text:p>0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0">
            <text:p>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11T12:07:42.94">
            <text:p>2019/12/11 12:0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6)">
            <text:p>sn(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5]);&quot;)&quot;)" office:value-type="string" office:string-value="sn(21)">
            <text:p>sn(21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/>
          <table:table-cell table:style-name="ce58" office:value-type="string">
            <text:p>sn(19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8" office:value-type="string">
            <text:p>2019-12-09_18-35-10_000.jpg</text:p>
          </table:table-cell>
          <table:table-cell table:number-columns-repeated="2" table:style-name="ce36" office:value-type="string">
            <text:p>-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8" office:value-type="string">
            <text:p>2019-12-09_18-35-10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7" office:value-type="float" office:value="4">
            <text:p>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8" office:value-type="string">
            <text:p>2019-12-10_18-41-14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7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8" office:value-type="string">
            <text:p>patt-21(1).n,for=flamenco:picado,score+,chord=Bm+9;C7</text:p>
          </table:table-cell>
          <table:table-cell table:style-name="ce48" office:value-type="string">
            <text:p>2019-12-10_18-41-14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;[.M5])" office:value-type="float" office:value="0">
            <text:p>0</text:p>
          </table:table-cell>
          <table:table-cell table:style-name="ce46" office:value-type="string">
            <text:p>cp</text:p>
          </table:table-cell>
          <table:table-cell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7" office:value-type="float" office:value="6">
            <text:p>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8" office:value-type="string">
            <text:p>2019-12-10_18-41-14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8" office:value-type="string">
            <text:p>2019-12-09_18-35-10_000.jpg</text:p>
          </table:table-cell>
          <table:table-cell table:style-name="ce37" office:value-type="string">
            <text:p>fs</text:p>
          </table:table-cell>
          <table:table-cell table:style-name="ce37" office:value-type="float" office:value="1">
            <text:p>1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;[.O7])" office:value-type="float" office:value="0">
            <text:p>0</text:p>
          </table:table-cell>
          <table:table-cell table:style-name="ce46" office:value-type="string">
            <text:p>ct</text:p>
          </table:table-cell>
          <table:table-cell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7" table:number-columns-repeated="2"/>
          <table:table-cell table:style-name="ce41"/>
          <table:table-cell table:style-name="ce43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7" table:number-columns-repeated="2"/>
          <table:table-cell table:style-name="ce41"/>
          <table:table-cell table:style-name="ce43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;[.M10])" office:value-type="float" office:value="0">
            <text:p>0</text:p>
          </table:table-cell>
          <table:table-cell table:style-name="ce46" office:value-type="string">
            <text:p>f</text:p>
          </table:table-cell>
          <table:table-cell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7" table:number-columns-repeated="2"/>
          <table:table-cell table:style-name="ce41"/>
          <table:table-cell table:style-name="ce43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;[.M13])" office:value-type="float" office:value="0">
            <text:p>0</text:p>
          </table:table-cell>
          <table:table-cell table:style-name="ce46" office:value-type="string">
            <text:p>m</text:p>
          </table:table-cell>
          <table:table-cell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;[.M15])" office:value-type="float" office:value="0">
            <text:p>0</text:p>
          </table:table-cell>
          <table:table-cell table:style-name="ce46" office:value-type="string">
            <text:p>rs</text:p>
          </table:table-cell>
          <table:table-cell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 table:number-columns-repeated="2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9"/>
          <table:table-cell table:style-name="ce40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9"/>
          <table:table-cell table:style-name="ce40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3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3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1">
            <text:p>21</text:p>
          </table:table-cell>
          <table:table-cell table:style-name="ce62" office:value-type="string">
            <text:p>fs</text:p>
          </table:table-cell>
          <table:table-cell table:style-name="ce64" table:formula="of:=COUNTIF(range_genre;[.M22])" office:value-type="float" office:value="1">
            <text:p>1</text:p>
          </table:table-cell>
          <table:table-cell table:style-name="ce46" office:value-type="string">
            <text:p>fs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0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3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4"/>
          <table:table-cell table:style-name="ce48"/>
          <table:table-cell table:style-name="ce37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1T12:07:43.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66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67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68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69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70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1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4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5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76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56.047cm" draw:caption-point-x="-1.353cm" draw:caption-point-y="2.52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96];6;2)" office:value-type="string" office:string-value="09">
            <text:p>09</text:p>
          </table:table-cell>
          <table:table-cell table:formula="of:=MID([.F96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96];[.I96];&quot;-&quot;;LEFT([.G96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76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6)">
            <text:p>sn(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6" office:value-type="float" office:value="1">
            <text:p>1</text:p>
          </table:table-cell>
          <table:table-cell table:style-name="ce68"/>
          <table:table-cell table:style-name="ce69" office:value-type="string">
            <text:p>s-4</text:p>
          </table:table-cell>
          <table:table-cell table:style-name="ce70" office:value-type="string">
            <text:p>1</text:p>
          </table:table-cell>
          <table:table-cell table:style-name="ce68" office:value-type="string">
            <text:p>s.1:patt-2,k.E</text:p>
          </table:table-cell>
          <table:table-cell table:style-name="ce72" office:value-type="string">
            <text:p>2019-10-05_18-41-36_000.jpg</text:p>
          </table:table-cell>
          <table:table-cell table:style-name="ce67"/>
          <table:table-cell table:style-name="ce68"/>
          <table:table-cell table:style-name="ce7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6" office:value-type="float" office:value="2">
            <text:p>2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1</text:p>
          </table:table-cell>
          <table:table-cell table:style-name="ce68" office:value-type="string">
            <text:p>s.1:opening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6" office:value-type="float" office:value="3">
            <text:p>3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2</text:p>
          </table:table-cell>
          <table:table-cell table:style-name="ce68" office:value-type="string">
            <text:p>patt-2,静か,t.70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7" office:value-type="float" office:value="4">
            <text:p>4</text:p>
          </table:table-cell>
          <table:table-cell table:style-name="ce67"/>
          <table:table-cell table:style-name="ce69" office:value-type="string">
            <text:p>s-4</text:p>
          </table:table-cell>
          <table:table-cell table:style-name="ce71" office:value-type="string">
            <text:p>2,3</text:p>
          </table:table-cell>
          <table:table-cell table:style-name="ce68" office:value-type="string">
            <text:p>:m music / log / gt / memos-eigen / s-4 / p.1 || s.1:score,patt-2,k.E || s.2:score,patt-3 || s.3:score,patt-4</text:p>
          </table:table-cell>
          <table:table-cell table:style-name="ce72" office:value-type="string">
            <text:p>2019-10-07_16-34-53_000.jpg</text:p>
          </table:table-cell>
          <table:table-cell table:style-name="ce67"/>
          <table:table-cell table:style-name="ce68"/>
          <table:table-cell table:style-name="ce7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72" table:number-columns-repeated="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1T12:07:43.24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22cm" draw:caption-point-x="-1.353cm" draw:caption-point-y="2.32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4" office:value-type="float" office:value="1">
            <text:p>1</text:p>
          </table:table-cell>
          <table:table-cell table:style-name="ce75"/>
          <table:table-cell table:style-name="ce76"/>
          <table:table-cell table:style-name="ce78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4" office:value-type="float" office:value="2">
            <text:p>2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4" office:value-type="float" office:value="3">
            <text:p>3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 table:number-columns-repeated="2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0">
            <text:p>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0">
            <text:p>0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6" table:number-columns-repeated="2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 table:number-columns-repeated="3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0">
            <text:p>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81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11T12:07:43.35">
            <text:p>2019/12/11 12:0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6)">
            <text:p>sn(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18]);&quot;)&quot;)" office:value-type="string" office:string-value="sn(17)">
            <text:p>sn(17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6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2-notes,5-degree</text:p>
          </table:table-cell>
          <table:table-cell table:style-name="ce92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6_18-26-0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7T07:35:54">
            <text:p>2019/8/7 7:35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6" office:value-type="float" office:value="2">
            <text:p>2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3-chord,coda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6_18-26-01_000.jpg</text:p>
          </table:table-cell>
          <table:table-cell table:style-name="ce86" office:value-type="string">
            <text:p>c.p.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7T07:35:54">
            <text:p>2019/8/7 7:35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6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ar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arpeggio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8T08:10:52">
            <text:p>2019/8/8 8:1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7" office:value-type="float" office:value="67">
            <text:p>6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ar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emp=3-4,k.E,R=2,pitch=1-8-7m-10m</text:p>
          </table:table-cell>
          <table:table-cell table:style-name="ce95" office:value-type="string">
            <text:p>2019-08-23_18-35-22_000.jpg</text:p>
          </table:table-cell>
          <table:table-cell table:style-name="ce87" office:value-type="string">
            <text:p>arpeggio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;[.M5])" office:value-type="float" office:value="0">
            <text:p>0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7" office:value-type="float" office:value="269">
            <text:p>269</text:p>
          </table:table-cell>
          <table:table-cell table:style-name="ce89" office:value-type="float" office:value="1">
            <text:p>1</text:p>
          </table:table-cell>
          <table:table-cell table:style-name="ce90" office:value-type="string">
            <text:p>arpeggio-pattern</text:p>
          </table:table-cell>
          <table:table-cell table:style-name="ce94" office:value-type="string">
            <text:p>rev</text:p>
          </table:table-cell>
          <table:table-cell table:style-name="ce95" office:value-type="string">
            <text:p>,rev,p.1,1;2(1)(2)</text:p>
          </table:table-cell>
          <table:table-cell table:style-name="ce87"/>
          <table:table-cell table:style-name="ce88" office:value-type="string">
            <text:p>arpeggio-pattern</text:p>
          </table:table-cell>
          <table:table-cell table:style-name="ce88"/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7" office:value-type="float" office:value="138">
            <text:p>138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ba-1</text:p>
          </table:table-cell>
          <table:table-cell table:style-name="ce90"/>
          <table:table-cell table:style-name="ce94" office:value-type="string">
            <text:p>part=accompany,based-on=te-9,type=blues-like,R=7 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backing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;[.M7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87" office:value-type="float" office:value="63">
            <text:p>63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backing+staccato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6,k.F,using-chords=F,C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backing_staccato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;[.M8])" office:value-type="float" office:value="0">
            <text:p>0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7" office:value-type="float" office:value="104">
            <text:p>104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.p.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B,cp=II♭-III♭-I,k.B,e.g.=C-D-B,R=5</text:p>
          </table:table-cell>
          <table:table-cell table:style-name="ce95" office:value-type="string">
            <text:p>2019-09-04_18-11-26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06T15:27:08.19">
            <text:p>2019/9/6 15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;[.M9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7" office:value-type="float" office:value="111">
            <text:p>11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.p.-10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06_18-17-17_000.jpg</text:p>
          </table:table-cell>
          <table:table-cell table:style-name="ce87" office:value-type="string">
            <text:p>c.p.,rev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8T15:52:19.72">
            <text:p>2019/9/8 15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;[.M10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7" office:value-type="float" office:value="101">
            <text:p>10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.p.-10</text:p>
          </table:table-cell>
          <table:table-cell table:style-name="ce93" office:value-type="string">
            <text:p>rev </text:p>
          </table:table-cell>
          <table:table-cell table:style-name="ce94" office:value-type="string">
            <text:p>rev,R=1,k.B,k.C#</text:p>
          </table:table-cell>
          <table:table-cell table:style-name="ce95" office:value-type="string">
            <text:p>2019-09-08_18-47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9T10:16:27.44">
            <text:p>2019/9/9 10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;[.M11])" office:value-type="float" office:value="0">
            <text:p>0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87" office:value-type="float" office:value="196">
            <text:p>19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.p.-1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10-5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;[.M12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87" office:value-type="float" office:value="197">
            <text:p>19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1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10-5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;[.M13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7" office:value-type="float" office:value="198">
            <text:p>19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.p.-1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10-5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;[.M14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7" office:value-type="float" office:value="204">
            <text:p>204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1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memo+,k.F#</text:p>
          </table:table-cell>
          <table:table-cell table:style-name="ce95" office:value-type="string">
            <text:p>2019-09-26_18-53-3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09-27T09:27:50.16">
            <text:p>2019/9/27 9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;[.M15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7" office:value-type="float" office:value="126">
            <text:p>126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c.p.-11</text:p>
          </table:table-cell>
          <table:table-cell table:style-name="ce90"/>
          <table:table-cell table:style-name="ce94" office:value-type="string">
            <text:p>k.Em,cp=6m-7m-1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;[.M16])" office:value-type="float" office:value="0">
            <text:p>0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7" office:value-type="float" office:value="154">
            <text:p>154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12</text:p>
          </table:table-cell>
          <table:table-cell table:style-name="ce90"/>
          <table:table-cell table:style-name="ce94" office:value-type="string">
            <text:p>,k.A,type=pop</text:p>
          </table:table-cell>
          <table:table-cell table:style-name="ce95" office:value-type="string">
            <text:p>2019-09-17_18-17-05_000.jpg</text:p>
          </table:table-cell>
          <table:table-cell table:style-name="ce95" office:value-type="string">
            <text:p>c.p.</text:p>
          </table:table-cell>
          <table:table-cell table:style-name="ce95" office:value-type="string">
            <text:p>R=2 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;[.M17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6">
          <table:table-cell table:style-name="ce87" office:value-type="float" office:value="188">
            <text:p>188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.p.-13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 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;[.O18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6">
          <table:table-cell table:style-name="ce87" office:value-type="float" office:value="186">
            <text:p>186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c.p.-13</text:p>
          </table:table-cell>
          <table:table-cell table:style-name="ce90"/>
          <table:table-cell table:style-name="ce96" office:value-type="string">
            <text:p>,email=1,cp=I-Ⅵm7-Ⅱm7-V7</text:p>
          </table:table-cell>
          <table:table-cell table:style-name="ce88" office:value-type="string">
            <text:p>2019-09-23_18-15-43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9">
            <text:p>9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7" office:value-type="float" office:value="51">
            <text:p>5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4,cp=C6-Bf6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;[.M20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7" office:value-type="float" office:value="57">
            <text:p>5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.p.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F6+2-G6+2,R=1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c.p.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7" office:value-type="float" office:value="168">
            <text:p>16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3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33">
            <text:p>13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3</text:p>
          </table:table-cell>
          <table:table-cell table:style-name="ce88" office:value-type="string">
            <text:p>rev 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4">
            <text:p>144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.p.-3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4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52">
            <text:p>5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.p.-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G?,R=2,cp=IV-I(?)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35">
            <text:p>13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.p.-4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code=0821-R.1 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5">
            <text:p>145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c.p.-4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6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73">
            <text:p>7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for=coda,k.E,progression=L6m-L7m-1(cp);k.C,R=3</text:p>
          </table:table-cell>
          <table:table-cell table:style-name="ce95" office:value-type="string">
            <text:p>2019-08-28_18-28-44_000.jpg</text:p>
          </table:table-cell>
          <table:table-cell table:style-name="ce87" office:value-type="string">
            <text:p>c.p.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9T09:14:00.28">
            <text:p>2019/8/29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90">
            <text:p>9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.p.-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ef=email-1,R=1,k.C,cp=I-V-VIm-Ⅲm~Ⅳ-I-Ⅳ-V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91">
            <text:p>9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.p.-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D,style=backing,R=2 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c.p.,ad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2">
            <text:p>102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c.p.-7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c.p.,rev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9">
            <text:p>219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.p.-7</text:p>
          </table:table-cell>
          <table:table-cell table:style-name="ce90" office:value-type="string">
            <text:p>rev</text:p>
          </table:table-cell>
          <table:table-cell table:style-name="ce94"/>
          <table:table-cell table:style-name="ce95" office:value-type="string">
            <text:p>2019-10-01_18-32-14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02T09:29:45.05">
            <text:p>2019/10/2 9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96">
            <text:p>96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c.p.-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ef=email-1,cp=Ⅳ-V-Ⅲm-Ⅵm~Ⅳ-V-I,R=7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c.p.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4">
            <text:p>104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c.p.-8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score=harmonica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c.p.,rev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6">
            <text:p>106</text:p>
          </table:table-cell>
          <table:table-cell table:style-name="ce87" office:value-type="float" office:value="10">
            <text:p>10</text:p>
          </table:table-cell>
          <table:table-cell table:style-name="ce89" office:value-type="string">
            <text:p>c.p.-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email-3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5">
            <text:p>5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ch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6_18-27-05_000.jpg</text:p>
          </table:table-cell>
          <table:table-cell table:style-name="ce86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7T07:35:54">
            <text:p>2019/8/7 7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5">
            <text:p>4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h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str=4:4-3:0-2:0,k.Eon5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">
            <text:p>42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ch-1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Am7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50">
            <text:p>5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h-1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5,k.C?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56">
            <text:p>5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h-1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hord=F6+2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53">
            <text:p>5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h-1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3,pitch=L5-1-5:1-4-8,k.A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59">
            <text:p>5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h-1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3,k.C#.k.E▽(-5)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84">
            <text:p>8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h-1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Xm7,k.G,R=4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97">
            <text:p>9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h-16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k.G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71">
            <text:p>17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ch-18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18-2,k.F#,cp=4-5-1 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62">
            <text:p>16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h-18</text:p>
          </table:table-cell>
          <table:table-cell table:style-name="ce90"/>
          <table:table-cell table:style-name="ce94" office:value-type="string">
            <text:p>,k.Bm7</text:p>
          </table:table-cell>
          <table:table-cell table:style-name="ce95" office:value-type="string">
            <text:p>2019-09-18_17-04-17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20T09:02:21.21">
            <text:p>2019/9/20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78">
            <text:p>17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h-19</text:p>
          </table:table-cell>
          <table:table-cell table:style-name="ce90"/>
          <table:table-cell table:style-name="ce94" office:value-type="string">
            <text:p>,k.A,note=1-3-4-5,k.D </text:p>
          </table:table-cell>
          <table:table-cell table:style-name="ce95" office:value-type="string">
            <text:p>2019-09-23_18-15-21_000.jpg</text:p>
          </table:table-cell>
          <table:table-cell table:style-name="ce87" office:value-type="string">
            <text:p>chord</text:p>
          </table:table-cell>
          <table:table-cell table:style-name="ce88"/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9">
            <text:p>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h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1,k.Dm9▽,R=2</text:p>
          </table:table-cell>
          <table:table-cell table:style-name="ce95" office:value-type="string">
            <text:p>2019-08-14_18-27-58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5T08:44:52.77">
            <text:p>2019/8/15 8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80">
            <text:p>18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h-20</text:p>
          </table:table-cell>
          <table:table-cell table:style-name="ce90"/>
          <table:table-cell table:style-name="ce94" office:value-type="string">
            <text:p>,note=1-3-5m-5 </text:p>
          </table:table-cell>
          <table:table-cell table:style-name="ce95" office:value-type="string">
            <text:p>2019-09-23_18-15-21_000.jpg</text:p>
          </table:table-cell>
          <table:table-cell table:style-name="ce87" office:value-type="string">
            <text:p>chord</text:p>
          </table:table-cell>
          <table:table-cell table:style-name="ce88"/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87">
            <text:p>18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h-20</text:p>
          </table:table-cell>
          <table:table-cell table:style-name="ce90"/>
          <table:table-cell table:style-name="ce96" office:value-type="string">
            <text:p>rev,prev-3 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06">
            <text:p>20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h-21</text:p>
          </table:table-cell>
          <table:table-cell table:style-name="ce90"/>
          <table:table-cell table:style-name="ce94"/>
          <table:table-cell table:style-name="ce95" office:value-type="string">
            <text:p>2019-09-27_17-49-06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09-29T09:33:53.61">
            <text:p>2019/9/29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3">
            <text:p>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h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D▽(-5)</text:p>
          </table:table-cell>
          <table:table-cell table:style-name="ce95" office:value-type="string">
            <text:p>2019-08-14_18-27-58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5T08:44:52.77">
            <text:p>2019/8/15 8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11">
            <text:p>1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h-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apo.4,R=5,k.B6</text:p>
          </table:table-cell>
          <table:table-cell table:style-name="ce95" office:value-type="string">
            <text:p>2019-08-14_18-27-58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5T08:44:52.77">
            <text:p>2019/8/15 8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12">
            <text:p>1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h-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C△ 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">
            <text:p>3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h-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1,k.D△+12 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7T11:48:53.83">
            <text:p>2019/8/17 11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">
            <text:p>3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h-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ontinue=ch-5,k.C△+10,R=5 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chord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7T11:51:28.08">
            <text:p>2019/8/17 11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">
            <text:p>4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h-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note=B-Ef-E,k.Ef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">
            <text:p>4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ch-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str=3:4-2:0-1:0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chord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11">
            <text:p>1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cp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Ⅲm-Ⅱm-I,R=5,k.Bf 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c.p.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9">
            <text:p>32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t-2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em+ 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ct</text:p>
          </table:table-cell>
          <table:table-cell table:style-name="ce95" office:value-type="string">
            <text:p>-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9">
            <text:p>35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ct-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em=2p;1s,add,em=p1;2s 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6">
            <text:p>33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t-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 </text:p>
          </table:table-cell>
          <table:table-cell table:style-name="ce94" office:value-type="string">
            <text:p>2019-10-23_16-12-17_000.jpg</text:p>
          </table:table-cell>
          <table:table-cell table:number-columns-repeated="2" table:style-name="ce87" office:value-type="string">
            <text:p>-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0">
            <text:p>43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ct-3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em=s1:s2;p1;s3 / N+</text:p>
          </table:table-cell>
          <table:table-cell table:style-name="ce95" office:value-type="string">
            <text:p>2019-11-21_18-32-58_000.jpg</text:p>
          </table:table-cell>
          <table:table-cell table:style-name="ce87" office:value-type="string">
            <text:p>ct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23T14:48:26.01">
            <text:p>2019/11/23 14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1">
            <text:p>28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et-1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tapping-LH,e.m.=p.1;2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etud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3">
            <text:p>41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1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,for=tapping</text:p>
          </table:table-cell>
          <table:table-cell table:style-name="ce95" office:value-type="string">
            <text:p>2019-11-08_18-13-0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1-09T14:43:52.830001">
            <text:p>2019/11/9 14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6">
            <text:p>406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et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for=tapping,em=patt-1;p1;s3.n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0">
            <text:p>37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10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n,for=scale:hammering:pulling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7">
            <text:p>287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2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stroking,e.m.=p.1;patt-1</text:p>
          </table:table-cell>
          <table:table-cell table:style-name="ce94" office:value-type="string">
            <text:p>2019-10-14_15-45-41_000.jpg</text:p>
          </table:table-cell>
          <table:table-cell table:style-name="ce95" office:value-type="string">
            <text:p>etud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2">
            <text:p>342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et-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theme=flamenco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8">
            <text:p>288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et-3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harmonics-down</text:p>
          </table:table-cell>
          <table:table-cell table:style-name="ce94" office:value-type="string">
            <text:p>2019-10-14_15-45-41_000.jpg</text:p>
          </table:table-cell>
          <table:table-cell table:style-name="ce95" office:value-type="string">
            <text:p>etud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5">
            <text:p>295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3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for=harmonics-down</text:p>
          </table:table-cell>
          <table:table-cell table:style-name="ce94" office:value-type="string">
            <text:p>2019-10-15_15-35-4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6T09:44:07.93">
            <text:p>2019/10/16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1">
            <text:p>30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et-3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for=harmonics-down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72];2)" office:value-type="string" office:string-value="re">
            <text:p>r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6">
            <text:p>306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3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ips+,em=3;p.1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0">
            <text:p>290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et-4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k.F#,for=DADGAD+tapping</text:p>
          </table:table-cell>
          <table:table-cell table:style-name="ce94" office:value-type="string">
            <text:p>2019-10-14_15-45-41_000.jpg</text:p>
          </table:table-cell>
          <table:table-cell table:style-name="ce95" office:value-type="string">
            <text:p>etud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5">
            <text:p>305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harmonics-several-locations,em=p.1;1,patt-1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6">
            <text:p>316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patt-3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7">
            <text:p>317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patt-3(2)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8">
            <text:p>8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8">
            <text:p>32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4,em=p2;s2</text:p>
          </table:table-cell>
          <table:table-cell table:style-name="ce94" office:value-type="string">
            <text:p>2019-10-21_18-13-1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2T08:45:54.34">
            <text:p>2019/10/22 8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5">
            <text:p>335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patt-5,em=s1;p2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5">
            <text:p>315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2p;1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2">
            <text:p>322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harmonics-several-locations,em=p.1;3;w-1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4">
            <text:p>38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harmonics-several-locations</text:p>
          </table:table-cell>
          <table:table-cell table:style-name="ce94" office:value-type="string">
            <text:p>2019-10-31_16-16-4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02T09:54:15.84">
            <text:p>2019/11/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2">
            <text:p>40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5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for=harmonics,em=s3;p3;et-1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9">
            <text:p>31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flamenco,em=p.1;1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4">
            <text:p>314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5">
            <text:p>32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3</text:p>
          </table:table-cell>
          <table:table-cell table:style-name="ce94" office:value-type="string">
            <text:p>2019-10-21_18-13-1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2T08:45:54.34">
            <text:p>2019/10/22 8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1">
            <text:p>33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em=4;p.1;patt-4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5">
            <text:p>34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5</text:p>
          </table:table-cell>
          <table:table-cell table:style-name="ce95" office:value-type="string">
            <text:p>2019-10-27_15-43-5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8T09:18:30.84">
            <text:p>2019/10/28 9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1">
            <text:p>36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patt-4.n 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1">
            <text:p>43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,theme=flamenco,tune=KAKI-1</text:p>
          </table:table-cell>
          <table:table-cell table:style-name="ce95" office:value-type="string">
            <text:p>2019-11-23_18-50-12_000.jpg</text:p>
          </table:table-cell>
          <table:table-cell table:style-name="ce88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24T09:52:24.93">
            <text:p>2019/11/24 9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2">
            <text:p>43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,theme=flamenco,tune=KAKI-1,t.120</text:p>
          </table:table-cell>
          <table:table-cell table:style-name="ce95" office:value-type="string">
            <text:p>2019-11-23_18-50-12_000.jpg</text:p>
          </table:table-cell>
          <table:table-cell table:style-name="ce88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1-24T09:52:24.93">
            <text:p>2019/11/24 9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1">
            <text:p>35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em=patt-1;patt-2;patt-3;patt-5.n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5">
            <text:p>365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for=flamenco,em=patt-7.n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3">
            <text:p>37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for=flamenco,em=patt-9.n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4,5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9">
            <text:p>38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for=flamenco,em=s2;patt-6;2p;patt-9 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4">
            <text:p>394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for=flamenco,em=patt-9;3p;2s_patt-10(4);4p;s4 </text:p>
          </table:table-cell>
          <table:table-cell table:style-name="ce94" office:value-type="string">
            <text:p>2019-11-03_17-56-5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4T09:12:10.67">
            <text:p>2019/11/4 9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9">
            <text:p>39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6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for=flamenco,em=patt-1_t.80;p1;s1;frets=3-5-12-a.o.^patt-4;t.70;p1;s4;frets=4-5^patt-10;t.70 </text:p>
          </table:table-cell>
          <table:table-cell table:style-name="ce95" office:value-type="string">
            <text:p>2019-11-04_17-5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6T09:54:14.73">
            <text:p>2019/11/6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0">
            <text:p>31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7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arpeggio(see=f-82)</text:p>
          </table:table-cell>
          <table:table-cell table:style-name="ce94" office:value-type="string">
            <text:p>2019-10-20_18-12-55_000.jpg</text:p>
          </table:table-cell>
          <table:table-cell table:style-name="ce95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1">
            <text:p>31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7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,for=arpeggio(see=f-82),em=p.1;1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6">
            <text:p>32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7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2,for=arpeggio(see=f-82)</text:p>
          </table:table-cell>
          <table:table-cell table:style-name="ce94" office:value-type="string">
            <text:p>2019-10-21_18-13-1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2T08:45:54.34">
            <text:p>2019/10/22 8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0">
            <text:p>33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8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for=ct-2;ポジション移動,em=p.1;1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7">
            <text:p>33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n,ref=ct-2;p1;s2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etude</text:p>
          </table:table-cell>
          <table:table-cell table:style-name="ce88" office:value-type="string">
            <text:p>1,2,3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6">
            <text:p>35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for=右指、速弾き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6">
            <text:p>38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patt</text:p>
          </table:table-cell>
          <table:table-cell table:style-name="ce96" office:value-type="string">
            <text:p>patt,for=arpeggio,em=p2;s1;for=arpeggio;str=5~1 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7">
            <text:p>41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section=coda</text:p>
          </table:table-cell>
          <table:table-cell table:style-name="ce95" office:value-type="string">
            <text:p>2019-11-10_17-38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11T10:04:41.27">
            <text:p>2019/11/11 10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5">
            <text:p>38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patt,for=右指、速弾き,em=patt-3;p2;new</text:p>
          </table:table-cell>
          <table:table-cell table:style-name="ce95" office:value-type="string">
            <text:p>2019-11-01_18-58-3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2T09:55:17.860001">
            <text:p>2019/11/2 9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2">
            <text:p>39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em=p2;1s;patt-3;t.60 </text:p>
          </table:table-cell>
          <table:table-cell table:style-name="ce94" office:value-type="string">
            <text:p>2019-11-03_17-56-5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4T09:12:10.67">
            <text:p>2019/11/4 9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7">
            <text:p>39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em=patt-3;s1;p1 </text:p>
          </table:table-cell>
          <table:table-cell table:style-name="ce95" office:value-type="string">
            <text:p>2019-11-04_17-5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6T09:54:14.73">
            <text:p>2019/11/6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4">
            <text:p>40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et-9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t.65,em=patt-3;s1;p2 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9">
            <text:p>42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a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.n,tune=DADGAD,em=1p;s1</text:p>
          </table:table-cell>
          <table:table-cell table:style-name="ce95" office:value-type="string">
            <text:p>2019-11-21_18-32-58_000.jpg</text:p>
          </table:table-cell>
          <table:table-cell table:style-name="ce87" office:value-type="string">
            <text:p>etud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23T14:48:26.01">
            <text:p>2019/11/23 14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9">
            <text:p>42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et-9a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,rev,em=s1;p1 </text:p>
          </table:table-cell>
          <table:table-cell table:style-name="ce95" office:value-type="string">
            <text:p>2019-11-23_18-50-12_000.jpg</text:p>
          </table:table-cell>
          <table:table-cell table:number-columns-repeated="2" table:style-name="ce88" office:value-type="string">
            <text:p>-</text:p>
          </table:table-cell>
          <table:table-cell table:style-name="ce100" office:value-type="date" office:date-value="2019-11-24T09:52:24.93">
            <text:p>2019/11/24 9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">
            <text:p>14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f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7-30_13-50-42_000.jpg</text:p>
          </table:table-cell>
          <table:table-cell table:style-name="ce86" office:value-type="string">
            <text:p>fras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8T08:09:47">
            <text:p>2019/8/8 8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85">
            <text:p>8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1 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,rev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">
            <text:p>2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10</text:p>
          </table:table-cell>
          <table:table-cell table:style-name="ce90" office:value-type="float" office:value="1">
            <text:p>1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0">
            <text:p>2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6T08:44:18.8">
            <text:p>2019/8/16 8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">
            <text:p>37</text:p>
          </table:table-cell>
          <table:table-cell table:style-name="ce87" office:value-type="float" office:value="2">
            <text:p>2</text:p>
          </table:table-cell>
          <table:table-cell table:style-name="ce91" office:value-type="string">
            <text:p>f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A,chord=I:Ⅳ,R=3 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17T11:51:28.08">
            <text:p>2019/8/17 11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13">
            <text:p>1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1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3,R=4 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">
            <text:p>3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1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ch-7,R=4 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17T11:51:28.08">
            <text:p>2019/8/17 11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71">
            <text:p>7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1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k.C</text:p>
          </table:table-cell>
          <table:table-cell table:style-name="ce95" office:value-type="string">
            <text:p>2019-08-28_18-28-44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9T09:14:00.28">
            <text:p>2019/8/29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7">
            <text:p>17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1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with-rythm,R=6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6">
            <text:p>46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1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E,i.f.=ch-10,R=3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8">
            <text:p>48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1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fur-1,R=5 / FUR+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">
            <text:p>3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1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3,R=2,k.E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9">
            <text:p>149</text:p>
          </table:table-cell>
          <table:table-cell table:style-name="ce87" office:value-type="float" office:value="10">
            <text:p>10</text:p>
          </table:table-cell>
          <table:table-cell table:style-name="ce89" office:value-type="string">
            <text:p>f-18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818-2(4)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/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50">
            <text:p>150</text:p>
          </table:table-cell>
          <table:table-cell table:style-name="ce87" office:value-type="float" office:value="11">
            <text:p>11</text:p>
          </table:table-cell>
          <table:table-cell table:style-name="ce89" office:value-type="string">
            <text:p>f-18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8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">
            <text:p>40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1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5,R=4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">
            <text:p>22</text:p>
          </table:table-cell>
          <table:table-cell table:style-name="ce88" office:value-type="float" office:value="2">
            <text:p>2</text:p>
          </table:table-cell>
          <table:table-cell table:style-name="ce89" office:value-type="string">
            <text:p>f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6_18-27-05_000.jpg</text:p>
          </table:table-cell>
          <table:table-cell table:style-name="ce86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07T07:35:54">
            <text:p>2019/8/7 7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7">
            <text:p>147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2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801-2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/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13">
            <text:p>113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</text:p>
          </table:table-cell>
          <table:table-cell table:style-name="ce90" office:value-type="string">
            <text:p>rev, 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87">
            <text:p>87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2</text:p>
          </table:table-cell>
          <table:table-cell table:style-name="ce90" office:value-type="string">
            <text:p>sec-B</text:p>
          </table:table-cell>
          <table:table-cell table:style-name="ce94" office:value-type="string">
            <text:p>R=6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,sec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86">
            <text:p>86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2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rev / sec-A,R=5,k.C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14">
            <text:p>114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2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">
            <text:p>41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2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6,R=5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">
            <text:p>43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2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E,chord=I,IV,V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4">
            <text:p>44</text:p>
          </table:table-cell>
          <table:table-cell table:style-name="ce87" office:value-type="float" office:value="10">
            <text:p>10</text:p>
          </table:table-cell>
          <table:table-cell table:style-name="ce89" office:value-type="string">
            <text:p>f-2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apo.5,k.C6,R=7 / FUR+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9">
            <text:p>4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58">
            <text:p>5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2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F,based-on=c.p.-3,using-chords=F,G,R=2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60">
            <text:p>6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2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Cm#,i.f.=ch-13,R=4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62">
            <text:p>62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2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C,R=5,using-chords=C,G,pitch=L7-1-3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64">
            <text:p>64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2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heme=slide-long,k.E,R=7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74">
            <text:p>7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8</text:p>
          </table:table-cell>
          <table:table-cell table:style-name="ce90" office:value-type="float" office:value="1">
            <text:p>1</text:p>
          </table:table-cell>
          <table:table-cell table:style-name="ce94" office:value-type="string">
            <text:p>pitch=9m-8-7m,k.A7,R=1 </text:p>
          </table:table-cell>
          <table:table-cell table:style-name="ce95" office:value-type="string">
            <text:p>2019-08-29_18-37-36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30T14:57:52.71">
            <text:p>2019/8/30 14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68">
            <text:p>6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1, R=2, R=3 </text:p>
          </table:table-cell>
          <table:table-cell table:style-name="ce95" office:value-type="string">
            <text:p>2019-08-27_17-27-59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1,2,3</text:p>
          </table:table-cell>
          <table:table-cell table:style-name="ce100" office:value-type="date" office:date-value="2019-08-28T08:56:22.730001">
            <text:p>2019/8/28 8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2">
            <text:p>10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28</text:p>
          </table:table-cell>
          <table:table-cell table:style-name="ce90" office:value-type="string">
            <text:p>v-2</text:p>
          </table:table-cell>
          <table:table-cell table:style-name="ce94" office:value-type="string">
            <text:p>R=3,k.Am7 </text:p>
          </table:table-cell>
          <table:table-cell table:style-name="ce95" office:value-type="string">
            <text:p>2019-09-04_18-11-26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06T15:27:08.19">
            <text:p>2019/9/6 15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8">
            <text:p>148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28</text:p>
          </table:table-cell>
          <table:table-cell table:style-name="ce90" office:value-type="string">
            <text:p>v-2</text:p>
          </table:table-cell>
          <table:table-cell table:style-name="ce94" office:value-type="string">
            <text:p>v-2,file=0827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 office:value-type="float" office:value="7">
            <text:p>7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3">
            <text:p>10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28</text:p>
          </table:table-cell>
          <table:table-cell table:style-name="ce90" office:value-type="string">
            <text:p>v-3</text:p>
          </table:table-cell>
          <table:table-cell table:style-name="ce94" office:value-type="string">
            <text:p>R=4 </text:p>
          </table:table-cell>
          <table:table-cell table:style-name="ce95" office:value-type="string">
            <text:p>2019-09-04_18-11-26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06T15:27:08.19">
            <text:p>2019/9/6 15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0">
            <text:p>10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8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rev,R=1 </text:p>
          </table:table-cell>
          <table:table-cell table:style-name="ce95" office:value-type="string">
            <text:p>2019-09-04_18-11-26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6T15:27:08.19">
            <text:p>2019/9/6 15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72">
            <text:p>7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2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E,R=1,R=2 </text:p>
          </table:table-cell>
          <table:table-cell table:style-name="ce95" office:value-type="string">
            <text:p>2019-08-28_18-28-4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29T09:14:00.28">
            <text:p>2019/8/29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9">
            <text:p>9</text:p>
          </table:table-cell>
          <table:table-cell table:style-name="ce88" office:value-type="float" office:value="5">
            <text:p>5</text:p>
          </table:table-cell>
          <table:table-cell table:style-name="ce89" office:value-type="string">
            <text:p>f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08T08:12:43">
            <text:p>2019/8/8 8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18">
            <text:p>118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3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N+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78">
            <text:p>7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31</text:p>
          </table:table-cell>
          <table:table-cell table:style-name="ce90" office:value-type="float" office:value="1">
            <text:p>1</text:p>
          </table:table-cell>
          <table:table-cell table:style-name="ce94" office:value-type="string">
            <text:p>score=harmonica </text:p>
          </table:table-cell>
          <table:table-cell table:style-name="ce95" office:value-type="string">
            <text:p>2019-08-31_18-23-15_000.jpg</text:p>
          </table:table-cell>
          <table:table-cell table:style-name="ce87" office:value-type="string">
            <text:p>frase,va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1T12:25:45.86">
            <text:p>2019/9/1 12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76">
            <text:p>7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3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nst=g+h,R=1,k.C </text:p>
          </table:table-cell>
          <table:table-cell table:style-name="ce95" office:value-type="string">
            <text:p>2019-08-31_18-23-15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1T12:25:45.86">
            <text:p>2019/9/1 12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77">
            <text:p>7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3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伴奏のみ,R=2 </text:p>
          </table:table-cell>
          <table:table-cell table:style-name="ce95" office:value-type="string">
            <text:p>2019-08-31_18-23-15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01T12:25:45.86">
            <text:p>2019/9/1 12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79">
            <text:p>7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3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ype=fill-in,at=msr.4,R=3 </text:p>
          </table:table-cell>
          <table:table-cell table:style-name="ce95" office:value-type="string">
            <text:p>2019-08-31_18-23-15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01T12:25:45.86">
            <text:p>2019/9/1 12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81">
            <text:p>8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31</text:p>
          </table:table-cell>
          <table:table-cell table:style-name="ce90" office:value-type="string">
            <text:p>song-2</text:p>
          </table:table-cell>
          <table:table-cell table:style-name="ce94" office:value-type="string">
            <text:p>R=1,k.C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,song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80">
            <text:p>8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3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4,k.D,inst=g+h</text:p>
          </table:table-cell>
          <table:table-cell table:style-name="ce95" office:value-type="string">
            <text:p>2019-08-31_18-23-15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01T12:25:45.86">
            <text:p>2019/9/1 12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89">
            <text:p>89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3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8,k.A/E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8">
            <text:p>8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82">
            <text:p>8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3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D,R=2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88">
            <text:p>88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3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B,cap.2,R=7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92">
            <text:p>9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3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ns=g+h,R=3,cp=c.p.-7 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3">
            <text:p>103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36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rev+,score=harmonica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93">
            <text:p>9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3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(copy),src=canon(pachelbell),k.C,R=4 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94">
            <text:p>94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37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R=6,tab-diagram+ 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frase,va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95">
            <text:p>95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3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ype=blues-like,k.Em,R=5 </text:p>
          </table:table-cell>
          <table:table-cell table:style-name="ce95" office:value-type="string">
            <text:p>2019-09-02_18-21-05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3T10:40:24.06">
            <text:p>2019/9/3 10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0">
            <text:p>100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3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ype=blues-like,ins=g+h,k.G,R=3,score=harmonica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10">
            <text:p>10</text:p>
          </table:table-cell>
          <table:table-cell table:style-name="ce88" office:value-type="float" office:value="7">
            <text:p>7</text:p>
          </table:table-cell>
          <table:table-cell table:style-name="ce89" office:value-type="string">
            <text:p>f-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08T08:13:37">
            <text:p>2019/8/8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1">
            <text:p>10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4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4,cp=c.p.-7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7">
            <text:p>10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41</text:p>
          </table:table-cell>
          <table:table-cell table:style-name="ce93" office:value-type="string">
            <text:p>-</text:p>
          </table:table-cell>
          <table:table-cell table:style-name="ce97" office:value-type="string">
            <text:p>i.f.=te-5,R=2</text:p>
          </table:table-cell>
          <table:table-cell table:style-name="ce95" office:value-type="string">
            <text:p>2019-09-05_18-55-51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06T15:31:39.66">
            <text:p>2019/9/6 15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8">
            <text:p>10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4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D,sec=A,R=1,sec=B,R=2 </text:p>
          </table:table-cell>
          <table:table-cell table:style-name="ce95" office:value-type="string">
            <text:p>2019-09-06_18-17-17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1,2</text:p>
          </table:table-cell>
          <table:table-cell table:style-name="ce100" office:value-type="date" office:date-value="2019-09-08T15:52:19.72">
            <text:p>2019/9/8 15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10">
            <text:p>11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4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p=C△-D△+10,R=4 </text:p>
          </table:table-cell>
          <table:table-cell table:style-name="ce95" office:value-type="string">
            <text:p>2019-09-06_18-17-1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08T15:52:19.72">
            <text:p>2019/9/8 15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12">
            <text:p>112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4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5,cp=c.p.-10</text:p>
          </table:table-cell>
          <table:table-cell table:style-name="ce95" office:value-type="string">
            <text:p>2019-09-06_18-17-1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08T15:52:19.72">
            <text:p>2019/9/8 15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55">
            <text:p>155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45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09-2 </text:p>
          </table:table-cell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95"/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63">
            <text:p>16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45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id=s-1</text:p>
          </table:table-cell>
          <table:table-cell table:style-name="ce95" office:value-type="string">
            <text:p>2019-09-18_17-04-17_000.jpg</text:p>
          </table:table-cell>
          <table:table-cell table:style-name="ce87" office:value-type="string">
            <text:p>-</text:p>
          </table:table-cell>
          <table:table-cell table:style-name="ce87" office:value-type="string">
            <text:p>3,4</text:p>
          </table:table-cell>
          <table:table-cell table:style-name="ce100" office:value-type="date" office:date-value="2019-09-20T09:02:21.21">
            <text:p>2019/9/20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56">
            <text:p>156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45</text:p>
          </table:table-cell>
          <table:table-cell table:style-name="ce88" office:value-type="string">
            <text:p>v-1</text:p>
          </table:table-cell>
          <table:table-cell table:style-name="ce94" office:value-type="string">
            <text:p>v-1,k.C#</text:p>
          </table:table-cell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3 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16">
            <text:p>116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45</text:p>
          </table:table-cell>
          <table:table-cell table:style-name="ce90" office:value-type="string">
            <text:p>var-1</text:p>
          </table:table-cell>
          <table:table-cell table:style-name="ce94" office:value-type="string">
            <text:p>k.C 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17">
            <text:p>117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45</text:p>
          </table:table-cell>
          <table:table-cell table:style-name="ce90" office:value-type="string">
            <text:p>var-2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15">
            <text:p>115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45</text:p>
          </table:table-cell>
          <table:table-cell table:style-name="ce90"/>
          <table:table-cell table:style-name="ce94" office:value-type="string">
            <text:p>i.f.=f-4</text:p>
          </table:table-cell>
          <table:table-cell table:style-name="ce95" office:value-type="string">
            <text:p>2019-09-09_18-27-51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10T08:18:50.46">
            <text:p>2019/9/10 8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24">
            <text:p>124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46</text:p>
          </table:table-cell>
          <table:table-cell table:style-name="ce90"/>
          <table:table-cell table:style-name="ce94" office:value-type="string">
            <text:p>i.f.=f-5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34">
            <text:p>13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47</text:p>
          </table:table-cell>
          <table:table-cell table:style-name="ce90"/>
          <table:table-cell table:style-name="ce94" office:value-type="string">
            <text:p>i.f.=c.p.-3,code=0819-R.4,R=1 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37">
            <text:p>137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48</text:p>
          </table:table-cell>
          <table:table-cell table:style-name="ce90" office:value-type="string">
            <text:p>(1)</text:p>
          </table:table-cell>
          <table:table-cell table:style-name="ce94" office:value-type="string">
            <text:p>(2),R=3 / (3),R=4 / (4),R=5 / (5),R=6 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3,4,5,6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36">
            <text:p>136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48</text:p>
          </table:table-cell>
          <table:table-cell table:style-name="ce90"/>
          <table:table-cell table:style-name="ce94" office:value-type="string">
            <text:p>c.p.-4,part=melody,code=0821-R.1,(1),R=2 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39">
            <text:p>139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49</text:p>
          </table:table-cell>
          <table:table-cell table:style-name="ce90"/>
          <table:table-cell table:style-name="ce94" office:value-type="string">
            <text:p>back=ba-1,k.E,R=8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8">
            <text:p>8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5">
            <text:p>15</text:p>
          </table:table-cell>
          <table:table-cell table:style-name="ce88" office:value-type="string">
            <text:p>1,3</text:p>
          </table:table-cell>
          <table:table-cell table:style-name="ce89" office:value-type="string">
            <text:p>f-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9_18-41-01_000.jpg</text:p>
          </table:table-cell>
          <table:table-cell table:style-name="ce86" office:value-type="string">
            <text:p>frase</text:p>
          </table:table-cell>
          <table:table-cell table:style-name="ce99" office:value-type="string">
            <text:p>1,3</text:p>
          </table:table-cell>
          <table:table-cell table:style-name="ce100" office:value-type="date" office:date-value="2019-08-10T10:13:56">
            <text:p>2019/8/10 10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23">
            <text:p>12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5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R.4 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1">
            <text:p>14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50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,k.A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2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0">
            <text:p>14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50</text:p>
          </table:table-cell>
          <table:table-cell table:style-name="ce90"/>
          <table:table-cell table:style-name="ce94" office:value-type="string">
            <text:p>,k.G,cp=G-C-D,type=arpeggio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frase</text:p>
          </table:table-cell>
          <table:table-cell table:style-name="ce95" office:value-type="string">
            <text:p>R=1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74">
            <text:p>174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5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file=0916-3,memo+ 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75">
            <text:p>175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5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(2),v-2,pitch=1-3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76">
            <text:p>176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5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(3),v-3,pitch=1-5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77">
            <text:p>177</text:p>
          </table:table-cell>
          <table:table-cell table:style-name="ce87" office:value-type="float" office:value="10">
            <text:p>10</text:p>
          </table:table-cell>
          <table:table-cell table:style-name="ce89" office:value-type="string">
            <text:p>f-51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R=5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3">
            <text:p>14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51</text:p>
          </table:table-cell>
          <table:table-cell table:style-name="ce90"/>
          <table:table-cell table:style-name="ce94" office:value-type="string">
            <text:p>,b.o.=te-9,inst=g+h,cp=G-C-D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frase</text:p>
          </table:table-cell>
          <table:table-cell table:style-name="ce95" office:value-type="string">
            <text:p>R=3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6">
            <text:p>146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52</text:p>
          </table:table-cell>
          <table:table-cell table:style-name="ce90"/>
          <table:table-cell table:style-name="ce94" office:value-type="string">
            <text:p>,b.o.=c.p.-4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frase</text:p>
          </table:table-cell>
          <table:table-cell table:style-name="ce95" office:value-type="string">
            <text:p>R=5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51">
            <text:p>151</text:p>
          </table:table-cell>
          <table:table-cell table:style-name="ce87" office:value-type="float" office:value="12">
            <text:p>12</text:p>
          </table:table-cell>
          <table:table-cell table:style-name="ce89" office:value-type="string">
            <text:p>f-53</text:p>
          </table:table-cell>
          <table:table-cell table:style-name="ce90"/>
          <table:table-cell table:style-name="ce94" office:value-type="string">
            <text:p>,k.E,theme=str-1,6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frase</text:p>
          </table:table-cell>
          <table:table-cell table:style-name="ce95" office:value-type="string">
            <text:p>R=9</text:p>
          </table:table-cell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58">
            <text:p>158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54</text:p>
          </table:table-cell>
          <table:table-cell table:style-name="ce88" office:value-type="string">
            <text:p>v-1</text:p>
          </table:table-cell>
          <table:table-cell table:style-name="ce94"/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=5 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57">
            <text:p>157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54</text:p>
          </table:table-cell>
          <table:table-cell table:style-name="ce90"/>
          <table:table-cell table:style-name="ce94" office:value-type="string">
            <text:p>,ins=g+h,b.o.=f-45</text:p>
          </table:table-cell>
          <table:table-cell table:style-name="ce95" office:value-type="string">
            <text:p>2019-09-17_18-17-05_000.jpg</text:p>
          </table:table-cell>
          <table:table-cell table:style-name="ce95" office:value-type="string">
            <text:p>frase</text:p>
          </table:table-cell>
          <table:table-cell table:style-name="ce95" office:value-type="string">
            <text:p>R=4 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69">
            <text:p>16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55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,cp=c.p.-3,k.F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70">
            <text:p>17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55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72">
            <text:p>172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56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,k.F#,cp=4-5-1,i.f.=ch-18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73">
            <text:p>173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56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R=4 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84">
            <text:p>184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57</text:p>
          </table:table-cell>
          <table:table-cell table:style-name="ce90"/>
          <table:table-cell table:style-name="ce96" office:value-type="string">
            <text:p>,type=beat-rock</text:p>
          </table:table-cell>
          <table:table-cell table:style-name="ce88" office:value-type="string">
            <text:p>2019-09-23_18-15-4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89">
            <text:p>189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58</text:p>
          </table:table-cell>
          <table:table-cell table:style-name="ce90"/>
          <table:table-cell table:style-name="ce96" office:value-type="string">
            <text:p>,ins=g+h,cp=c.p.-13(I-Ⅳ-Ⅱm7-Ⅴ7),memo=melodies 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00">
            <text:p>200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58</text:p>
          </table:table-cell>
          <table:table-cell table:style-name="ce90"/>
          <table:table-cell table:style-name="ce94" office:value-type="string">
            <text:p>,inst=h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8">
            <text:p>218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play</text:p>
          </table:table-cell>
          <table:table-cell table:style-name="ce94"/>
          <table:table-cell table:style-name="ce95" office:value-type="string">
            <text:p>2019-10-01_18-32-1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10-02T09:29:45.05">
            <text:p>2019/10/2 9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33">
            <text:p>23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play</text:p>
          </table:table-cell>
          <table:table-cell table:style-name="ce94" office:value-type="string">
            <text:p>R=3 </text:p>
          </table:table-cell>
          <table:table-cell table:style-name="ce95" office:value-type="string">
            <text:p>2019-10-06_18-39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08T10:05:47.43">
            <text:p>2019/10/8 10:0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9">
            <text:p>229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sec</text:p>
          </table:table-cell>
          <table:table-cell table:style-name="ce94" office:value-type="string">
            <text:p>section=opening,memo-eigen+:section-1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4v</text:p>
          </table:table-cell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30">
            <text:p>230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sec</text:p>
          </table:table-cell>
          <table:table-cell table:style-name="ce94" office:value-type="string">
            <text:p>section=patt-2.静か memo-eigen+:section-2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5v</text:p>
          </table:table-cell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2">
            <text:p>21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var</text:p>
          </table:table-cell>
          <table:table-cell table:style-name="ce94"/>
          <table:table-cell table:style-name="ce95" office:value-type="string">
            <text:p>2019-09-29_17-52-2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10-01T09:02:41.17">
            <text:p>2019/10/1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5">
            <text:p>21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,var,theme=new-position,memo+</text:p>
          </table:table-cell>
          <table:table-cell table:style-name="ce95" office:value-type="string">
            <text:p>2019-09-30_18-28-4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10-01T10:53:21.01">
            <text:p>2019/10/1 10:5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1">
            <text:p>22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,var,cap.2</text:p>
          </table:table-cell>
          <table:table-cell table:style-name="ce95" office:value-type="string">
            <text:p>2019-10-01_18-32-1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10-02T09:29:45.05">
            <text:p>2019/10/2 9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2">
            <text:p>22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59</text:p>
          </table:table-cell>
          <table:table-cell table:style-name="ce90" office:value-type="string">
            <text:p>var</text:p>
          </table:table-cell>
          <table:table-cell table:style-name="ce95" office:value-type="string">
            <text:p>rev,var</text:p>
          </table:table-cell>
          <table:table-cell table:style-name="ce95" office:value-type="string">
            <text:p>2019-10-02_18-42-2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10-05T09:56:43.88">
            <text:p>2019/10/5 9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09">
            <text:p>209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59</text:p>
          </table:table-cell>
          <table:table-cell table:style-name="ce90"/>
          <table:table-cell table:style-name="ce95" office:value-type="string">
            <text:p>,capo.5,cp=Ⅳ-Ⅲ-1</text:p>
          </table:table-cell>
          <table:table-cell table:style-name="ce95" office:value-type="string">
            <text:p>2019-09-27_17-49-06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5v</text:p>
          </table:table-cell>
          <table:table-cell table:style-name="ce100" office:value-type="date" office:date-value="2019-09-29T09:33:53.61">
            <text:p>2019/9/29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89" office:value-type="string">
            <text:p>f-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1_18-40-3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2T08:46:42">
            <text:p>2019/8/12 8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19">
            <text:p>11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6</text:p>
          </table:table-cell>
          <table:table-cell table:style-name="ce93" office:value-type="string">
            <text:p>rev 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0">
            <text:p>21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60</text:p>
          </table:table-cell>
          <table:table-cell table:style-name="ce90"/>
          <table:table-cell table:style-name="ce96" office:value-type="string">
            <text:p>,k.C,cp=I△-Ⅱ6</text:p>
          </table:table-cell>
          <table:table-cell table:style-name="ce95" office:value-type="string">
            <text:p>2019-09-28_18-34-50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09-29T09:36:21.85">
            <text:p>2019/9/29 9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3">
            <text:p>21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60</text:p>
          </table:table-cell>
          <table:table-cell table:style-name="ce90"/>
          <table:table-cell table:style-name="ce94" office:value-type="string">
            <text:p>,ins=h+g,th=basic,memo+</text:p>
          </table:table-cell>
          <table:table-cell table:style-name="ce95" office:value-type="string">
            <text:p>2019-09-29_17-52-28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3v</text:p>
          </table:table-cell>
          <table:table-cell table:style-name="ce100" office:value-type="date" office:date-value="2019-10-01T09:02:41.17">
            <text:p>2019/10/1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50">
            <text:p>25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6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memo-eigen=patt-1,t.80,patt-4,patt-5</text:p>
          </table:table-cell>
          <table:table-cell table:style-name="ce95" office:value-type="string">
            <text:p>2019-10-08_18-17-3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5">
            <text:p>22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61</text:p>
          </table:table-cell>
          <table:table-cell table:style-name="ce90"/>
          <table:table-cell table:style-name="ce94" office:value-type="string">
            <text:p>,theme=as-you-wish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31">
            <text:p>23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61</text:p>
          </table:table-cell>
          <table:table-cell table:style-name="ce90"/>
          <table:table-cell table:style-name="ce94" office:value-type="string">
            <text:p>rev,memo-eigen+:p.1_sec-1;sec-2;sec-3</text:p>
          </table:table-cell>
          <table:table-cell table:style-name="ce95" office:value-type="string">
            <text:p>2019-10-06_18-39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08T10:05:47.43">
            <text:p>2019/10/8 10:0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39">
            <text:p>23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64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tune=d.D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40">
            <text:p>24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64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var,type=tap-guitar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43">
            <text:p>24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65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k.A,chords=A;D;E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44">
            <text:p>244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66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d.D</text:p>
          </table:table-cell>
          <table:table-cell table:style-name="ce88" office:value-type="string">
            <text:p>2019-10-07_18-31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52">
            <text:p>25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66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file=g-1007-6,e.m.=patt-4;patt-5</text:p>
          </table:table-cell>
          <table:table-cell table:style-name="ce95" office:value-type="string">
            <text:p>2019-10-08_18-17-3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45">
            <text:p>245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67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d.D</text:p>
          </table:table-cell>
          <table:table-cell table:style-name="ce88" office:value-type="string">
            <text:p>2019-10-07_18-31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46">
            <text:p>246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68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d.D</text:p>
          </table:table-cell>
          <table:table-cell table:style-name="ce88" office:value-type="string">
            <text:p>2019-10-07_18-31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8">
            <text:p>8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47">
            <text:p>247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f-69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d.D</text:p>
          </table:table-cell>
          <table:table-cell table:style-name="ce88" office:value-type="string">
            <text:p>2019-10-07_18-31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9">
            <text:p>9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9">
            <text:p>19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f-7</text:p>
          </table:table-cell>
          <table:table-cell table:style-name="ce90" office:value-type="float" office:value="1">
            <text:p>1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frase,var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14T09:48:50.37">
            <text:p>2019/8/14 9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8">
            <text:p>18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f-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14T09:48:50.37">
            <text:p>2019/8/14 9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48">
            <text:p>248</text:p>
          </table:table-cell>
          <table:table-cell table:style-name="ce87" office:value-type="float" office:value="10">
            <text:p>10</text:p>
          </table:table-cell>
          <table:table-cell table:style-name="ce89" office:value-type="string">
            <text:p>f-70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d.D,theme=harmonics</text:p>
          </table:table-cell>
          <table:table-cell table:style-name="ce88" office:value-type="string">
            <text:p>2019-10-07_18-31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0">
            <text:p>10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38">
            <text:p>238</text:p>
          </table:table-cell>
          <table:table-cell table:style-name="ce87" office:value-type="string">
            <text:p>?</text:p>
          </table:table-cell>
          <table:table-cell table:style-name="ce87" office:value-type="string">
            <text:p>f-71</text:p>
          </table:table-cell>
          <table:table-cell table:style-name="ce90" office:value-type="string">
            <text:p>n</text:p>
          </table:table-cell>
          <table:table-cell table:style-name="ce95" office:value-type="string">
            <text:p>,k.D,tune=d.D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36">
            <text:p>236</text:p>
          </table:table-cell>
          <table:table-cell table:style-name="ce87" office:value-type="string">
            <text:p>*</text:p>
          </table:table-cell>
          <table:table-cell table:style-name="ce89" office:value-type="string">
            <text:p>f-72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:VIDEO / @自宅 / メモ / guitar,gt / 演奏 / g-1007-* / f-72.n</text:p>
          </table:table-cell>
          <table:table-cell table:style-name="ce95" office:value-type="string">
            <text:p>2019-10-07_21-47-17_000.mov</text:p>
          </table:table-cell>
          <table:table-cell table:style-name="ce87" office:value-type="string">
            <text:p>frase</text:p>
          </table:table-cell>
          <table:table-cell table:style-name="ce88"/>
          <table:table-cell table:style-name="ce100" office:value-type="date" office:date-value="2019-10-08T10:54:30.46">
            <text:p>2019/10/8 10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49">
            <text:p>24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73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tu=d.D,patt-1</text:p>
          </table:table-cell>
          <table:table-cell table:style-name="ce95" office:value-type="string">
            <text:p>2019-10-08_18-17-33_000.jpg</text:p>
          </table:table-cell>
          <table:table-cell table:style-name="ce87" office:value-type="string">
            <text:p>frase</text:p>
          </table:table-cell>
          <table:table-cell table:style-name="ce88"/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54">
            <text:p>254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4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tu=kaki-1(After...Sidewalk)</text:p>
          </table:table-cell>
          <table:table-cell table:style-name="ce95" office:value-type="string">
            <text:p>2019-10-08_18-17-3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56">
            <text:p>25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75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KAKI-1</text:p>
          </table:table-cell>
          <table:table-cell table:style-name="ce88" office:value-type="string">
            <text:p>2019-10-09_18-39-24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R=1 </text:p>
          </table:table-cell>
          <table:table-cell table:style-name="ce100" office:value-type="date" office:date-value="2019-10-10T10:29:31.9">
            <text:p>2019/10/10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59">
            <text:p>25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75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-&gt;review</text:p>
          </table:table-cell>
          <table:table-cell table:style-name="ce94" office:value-type="string">
            <text:p>2019-10-10_18-59-57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11T09:14:51.95">
            <text:p>2019/10/11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64">
            <text:p>26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75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e.m.=patt-2(p.2) </text:p>
          </table:table-cell>
          <table:table-cell table:style-name="ce94" office:value-type="string">
            <text:p>2019-10-11_14-15-16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12T09:54:19.31">
            <text:p>2019/10/1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57">
            <text:p>25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6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une=KAKI-1,char=harmonics</text:p>
          </table:table-cell>
          <table:table-cell table:style-name="ce88" office:value-type="string">
            <text:p>2019-10-09_18-39-24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R=2 </text:p>
          </table:table-cell>
          <table:table-cell table:style-name="ce100" office:value-type="date" office:date-value="2019-10-10T10:29:31.9">
            <text:p>2019/10/10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58">
            <text:p>25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heme=faragmented...-technique,tune=KAKI-1,char=stomp-right-hand</text:p>
          </table:table-cell>
          <table:table-cell table:style-name="ce88" office:value-type="string">
            <text:p>2019-10-09_18-39-24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R=3</text:p>
          </table:table-cell>
          <table:table-cell table:style-name="ce100" office:value-type="date" office:date-value="2019-10-10T10:29:31.9">
            <text:p>2019/10/10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9">
            <text:p>299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rev,theme=stomp,patt-4,em=p.2;1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238];2)" office:value-type="string" office:string-value="pa">
            <text:p>pa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4">
            <text:p>334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patt-6,em=p2;3s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6">
            <text:p>34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theme=stomp,em=et-4.n</text:p>
          </table:table-cell>
          <table:table-cell table:style-name="ce95" office:value-type="string">
            <text:p>2019-10-27_15-43-5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8T09:18:30.84">
            <text:p>2019/10/28 9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61">
            <text:p>26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ing-RH</text:p>
          </table:table-cell>
          <table:table-cell table:style-name="ce94" office:value-type="string">
            <text:p>2019-10-10_18-59-5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1T09:14:51.95">
            <text:p>2019/10/11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68">
            <text:p>268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theme=stomp</text:p>
          </table:table-cell>
          <table:table-cell table:style-name="ce94" office:value-type="string">
            <text:p>2019-10-11_14-15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2T09:54:19.31">
            <text:p>2019/10/1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3">
            <text:p>273</text:p>
          </table:table-cell>
          <table:table-cell table:style-name="ce89" office:value-type="float" office:value="5">
            <text:p>5</text:p>
          </table:table-cell>
          <table:table-cell table:style-name="ce90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.m.=patt-1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9">
            <text:p>27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=p.1;2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5">
            <text:p>28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 </text:p>
          </table:table-cell>
          <table:table-cell table:style-name="ce94" office:value-type="string">
            <text:p>2019-10-14_15-45-4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4">
            <text:p>294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,file=g-1013-4,em=p.1;3;patt-3</text:p>
          </table:table-cell>
          <table:table-cell table:style-name="ce94" office:value-type="string">
            <text:p>2019-10-15_15-35-4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6T09:44:07.93">
            <text:p>2019/10/16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4">
            <text:p>304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,patt-1,patt-2,patt-3 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0">
            <text:p>32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,em=p.2;1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3">
            <text:p>343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,em=p2;s3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2">
            <text:p>352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theme=stomp,em=patt-5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4">
            <text:p>354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theme=stomp,em=et-3,n,i.f.=patt-4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8">
            <text:p>35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 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7">
            <text:p>367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stomp,em=et-4~v-1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4">
            <text:p>374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theme=stomp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7">
            <text:p>407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77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theme=stomp,em=p4;s1.n;et-5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60">
            <text:p>26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78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tune=KAKI-1</text:p>
          </table:table-cell>
          <table:table-cell table:style-name="ce94" office:value-type="string">
            <text:p>2019-10-10_18-59-5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1T09:14:51.95">
            <text:p>2019/10/11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63">
            <text:p>26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theme=tapping</text:p>
          </table:table-cell>
          <table:table-cell table:style-name="ce94" office:value-type="string">
            <text:p>2019-10-10_18-59-5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1T09:14:51.95">
            <text:p>2019/10/11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3">
            <text:p>33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,em=2;p.2;et-1 </text:p>
          </table:table-cell>
          <table:table-cell table:style-name="ce94" office:value-type="string">
            <text:p>2019-10-22_15-43-12_000.jpg</text:p>
          </table:table-cell>
          <table:table-cell table:number-columns-repeated="2" table:style-name="ce95" office:value-type="string">
            <text:p>-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1">
            <text:p>34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4,em=2p;3s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7">
            <text:p>347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theme=tapping,patt-7.n</text:p>
          </table:table-cell>
          <table:table-cell table:style-name="ce95" office:value-type="string">
            <text:p>2019-10-27_15-43-56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4,5</text:p>
          </table:table-cell>
          <table:table-cell table:style-name="ce100" office:value-type="date" office:date-value="2019-10-28T09:18:30.84">
            <text:p>2019/10/28 9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2">
            <text:p>362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.n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67">
            <text:p>267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theme=tapping</text:p>
          </table:table-cell>
          <table:table-cell table:style-name="ce94" office:value-type="string">
            <text:p>2019-10-11_14-15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2T09:54:19.31">
            <text:p>2019/10/1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2">
            <text:p>272</text:p>
          </table:table-cell>
          <table:table-cell table:style-name="ce89" office:value-type="float" office:value="4">
            <text:p>4</text:p>
          </table:table-cell>
          <table:table-cell table:style-name="ce90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,e.m.+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0">
            <text:p>28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R~,theme=tapping 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6">
            <text:p>28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patt-3</text:p>
          </table:table-cell>
          <table:table-cell table:style-name="ce94" office:value-type="string">
            <text:p>2019-10-14_15-45-41_000.jpg</text:p>
          </table:table-cell>
          <table:table-cell table:style-name="ce88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3">
            <text:p>29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patt-2(em=p.1;2) </text:p>
          </table:table-cell>
          <table:table-cell table:style-name="ce94" office:value-type="string">
            <text:p>2019-10-15_15-35-4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6T09:44:07.93">
            <text:p>2019/10/16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0">
            <text:p>300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tapping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267];2)" office:value-type="string" office:string-value="re">
            <text:p>r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7">
            <text:p>307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tapping,topic=excercise-RH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1">
            <text:p>32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tapping,em=et-1;p.2;2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3">
            <text:p>353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theme=tapping,em=patt-5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8">
            <text:p>368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theme=tapping,em=p4;s1.n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1">
            <text:p>39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theme=tapping,em=et-1;1p;2s;t.70;patt-5;patt-6;patt-7:t.60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0">
            <text:p>40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theme=tapping,em=p5;s1;et-2</text:p>
          </table:table-cell>
          <table:table-cell table:style-name="ce95" office:value-type="string">
            <text:p>2019-11-04_17-54-0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06T09:54:14.73">
            <text:p>2019/11/6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0">
            <text:p>38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79</text:p>
          </table:table-cell>
          <table:table-cell table:style-name="ce90"/>
          <table:table-cell table:style-name="ce96" office:value-type="string">
            <text:p>theme=tapping,patt-10.n</text:p>
          </table:table-cell>
          <table:table-cell table:style-name="ce94" office:value-type="string">
            <text:p>2019-10-30_16-23-5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31T09:13:07.74">
            <text:p>2019/10/31 9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1">
            <text:p>271</text:p>
          </table:table-cell>
          <table:table-cell table:style-name="ce89" office:value-type="float" office:value="3">
            <text:p>3</text:p>
          </table:table-cell>
          <table:table-cell table:style-name="ce90" office:value-type="string">
            <text:p>f-80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etude=arpeggio,e.m.+</text:p>
          </table:table-cell>
          <table:table-cell table:style-name="ce87"/>
          <table:table-cell table:style-name="ce88" office:value-type="string">
            <text:p>fras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5">
            <text:p>275</text:p>
          </table:table-cell>
          <table:table-cell table:style-name="ce89" office:value-type="float" office:value="7">
            <text:p>7</text:p>
          </table:table-cell>
          <table:table-cell table:style-name="ce90" office:value-type="string">
            <text:p>f-8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rev,theme=harmonics,e.m.+,based-on=rs-27</text:p>
          </table:table-cell>
          <table:table-cell table:style-name="ce87"/>
          <table:table-cell table:style-name="ce88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0">
            <text:p>270</text:p>
          </table:table-cell>
          <table:table-cell table:style-name="ce89" office:value-type="float" office:value="2">
            <text:p>2</text:p>
          </table:table-cell>
          <table:table-cell table:style-name="ce90" office:value-type="string">
            <text:p>f-82</text:p>
          </table:table-cell>
          <table:table-cell table:style-name="ce94" office:value-type="string">
            <text:p>n</text:p>
          </table:table-cell>
          <table:table-cell table:style-name="ce95" office:value-type="string">
            <text:p>,based-on=chord-table;KAKI-1;p.1;s.2.n,R=1</text:p>
          </table:table-cell>
          <table:table-cell table:style-name="ce87"/>
          <table:table-cell table:style-name="ce88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7">
            <text:p>29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3,em=p.3;1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278];2)" office:value-type="string" office:string-value="pa">
            <text:p>pa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8">
            <text:p>298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,patt-4,em=p.3;1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279];2)" office:value-type="string" office:string-value="pa">
            <text:p>pa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2">
            <text:p>31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3">
            <text:p>313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2019-10-20_18-12-5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1T11:55:19.28">
            <text:p>2019/10/21 11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7">
            <text:p>32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-5,em=p.4;1;(1)(2)(3),patt-6,patt-3,cp-2(1)(2),for=arpeggio</text:p>
          </table:table-cell>
          <table:table-cell table:style-name="ce94" office:value-type="string">
            <text:p>2019-10-21_18-13-14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2T08:45:54.34">
            <text:p>2019/10/22 8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2">
            <text:p>33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patt</text:p>
          </table:table-cell>
          <table:table-cell table:style-name="ce90" office:value-type="string">
            <text:p>patt,5p;2s;cp-3</text:p>
          </table:table-cell>
          <table:table-cell table:style-name="ce94" office:value-type="string">
            <text:p>2019-10-22_15-43-12_000.jpg</text:p>
          </table:table-cell>
          <table:table-cell table:style-name="ce95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3T09:19:58.11">
            <text:p>2019/10/23 9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6">
            <text:p>27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=p.1;1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7">
            <text:p>27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=p.1;2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8">
            <text:p>27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=p.1;3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4">
            <text:p>28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 </text:p>
          </table:table-cell>
          <table:table-cell table:style-name="ce94" office:value-type="string">
            <text:p>2019-10-14_15-45-41_000.jpg</text:p>
          </table:table-cell>
          <table:table-cell table:number-columns-repeated="2" table:style-name="ce88" office:value-type="string">
            <text:p>-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2">
            <text:p>29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.2;2</text:p>
          </table:table-cell>
          <table:table-cell table:style-name="ce94" office:value-type="string">
            <text:p>2019-10-15_15-35-4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6T09:44:07.93">
            <text:p>2019/10/16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3">
            <text:p>303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.1;1,patt-1,patt-2,em=p.2;2,patt-3,patt-4 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8">
            <text:p>31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 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8">
            <text:p>33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82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cp-3;5p;s2,R~ </text:p>
          </table:table-cell>
          <table:table-cell table:style-name="ce94" office:value-type="string">
            <text:p>2019-10-23_16-12-17_000.jpg</text:p>
          </table:table-cell>
          <table:table-cell table:number-columns-repeated="2" table:style-name="ce87" office:value-type="string">
            <text:p>-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2">
            <text:p>282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83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memo=chord-table;tune=KAKI-1;p.1;3,score+,k.A9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6">
            <text:p>296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83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2019-10-15_15-35-48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16T09:44:07.93">
            <text:p>2019/10/16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3">
            <text:p>323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-83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k.A,em=p.1;1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4">
            <text:p>324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83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k.A,em=p.1;1</text:p>
          </table:table-cell>
          <table:table-cell table:style-name="ce94" office:value-type="string">
            <text:p>2019-10-18_17-01-4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21T12:02:48.63">
            <text:p>2019/10/21 12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0">
            <text:p>34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84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n,k.A,use=st-1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5">
            <text:p>375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f-85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i.f.=f-77;p3;3s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0">
            <text:p>39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86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n,i.f.=et-6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0">
            <text:p>41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7</text:p>
          </table:table-cell>
          <table:table-cell table:style-name="ce90" office:value-type="string">
            <text:p>n </text:p>
          </table:table-cell>
          <table:table-cell table:style-name="ce94"/>
          <table:table-cell table:style-name="ce95" office:value-type="string">
            <text:p>2019-11-08_18-13-06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09T14:43:52.830001">
            <text:p>2019/11/9 14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4">
            <text:p>41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8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11-09_17-52-1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10T12:43:31.91">
            <text:p>2019/11/10 12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2">
            <text:p>42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88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em=p1;s2</text:p>
          </table:table-cell>
          <table:table-cell table:style-name="ce95" office:value-type="string">
            <text:p>2019-11-13_18-43-4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14T11:40:58.57">
            <text:p>2019/11/14 11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6">
            <text:p>41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88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action=write-out</text:p>
          </table:table-cell>
          <table:table-cell table:style-name="ce95" office:value-type="string">
            <text:p>2019-11-10_17-38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11T10:04:41.27">
            <text:p>2019/11/11 10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0">
            <text:p>43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89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tune=DADGAD</text:p>
          </table:table-cell>
          <table:table-cell table:style-name="ce95" office:value-type="string">
            <text:p>2019-11-23_18-50-1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24T09:52:24.93">
            <text:p>2019/11/24 9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6">
            <text:p>6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3,R=3,R=4</text:p>
          </table:table-cell>
          <table:table-cell table:style-name="ce95" office:value-type="string">
            <text:p>2019-08-14_18-27-58_000.jpg</text:p>
          </table:table-cell>
          <table:table-cell table:style-name="ce87" office:value-type="string">
            <text:p>frase</text:p>
          </table:table-cell>
          <table:table-cell table:style-name="ce88" office:value-type="string">
            <text:p>3,4</text:p>
          </table:table-cell>
          <table:table-cell table:style-name="ce100" office:value-type="date" office:date-value="2019-08-15T08:44:52.77">
            <text:p>2019/8/15 8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7">
            <text:p>437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90</text:p>
          </table:table-cell>
          <table:table-cell table:style-name="ce90" office:value-type="string">
            <text:p>memo</text:p>
          </table:table-cell>
          <table:table-cell table:style-name="ce94" office:value-type="string">
            <text:p>3-notes;4-notes</text:p>
          </table:table-cell>
          <table:table-cell table:style-name="ce95" office:value-type="string">
            <text:p>2019-11-24_18-13-02_000.jpg</text:p>
          </table:table-cell>
          <table:table-cell table:style-name="ce87"/>
          <table:table-cell table:style-name="ce88" office:value-type="float" office:value="3">
            <text:p>3</text:p>
          </table:table-cell>
          <table:table-cell table:style-name="ce100" office:value-type="date" office:date-value="2019-11-26T11:45:57.04">
            <text:p>2019/11/26 11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3">
            <text:p>43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90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11-23_18-50-12_000.jpg</text:p>
          </table:table-cell>
          <table:table-cell table:style-name="ce87" office:value-type="string">
            <text:p>frase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1-24T09:52:24.93">
            <text:p>2019/11/24 9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6">
            <text:p>43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90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11-24_18-13-02_000.jpg</text:p>
          </table:table-cell>
          <table:table-cell table:style-name="ce87"/>
          <table:table-cell table:style-name="ce88" office:value-type="float" office:value="2">
            <text:p>2</text:p>
          </table:table-cell>
          <table:table-cell table:style-name="ce100" office:value-type="date" office:date-value="2019-11-26T11:45:57.04">
            <text:p>2019/11/26 11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5">
            <text:p>43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91</text:p>
          </table:table-cell>
          <table:table-cell table:style-name="ce90" office:value-type="string">
            <text:p>memo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11-24_18-13-02_000.jpg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100" office:value-type="date" office:date-value="2019-11-26T11:45:57.04">
            <text:p>2019/11/26 11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4">
            <text:p>43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91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k.D</text:p>
          </table:table-cell>
          <table:table-cell table:style-name="ce95" office:value-type="string">
            <text:p>2019-11-24_18-13-02_000.jpg</text:p>
          </table:table-cell>
          <table:table-cell table:style-name="ce87"/>
          <table:table-cell table:style-name="ce88" office:value-type="float" office:value="1">
            <text:p>1</text:p>
          </table:table-cell>
          <table:table-cell table:style-name="ce100" office:value-type="date" office:date-value="2019-11-26T11:45:57.04">
            <text:p>2019/11/26 11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61">
            <text:p>61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fp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efer=ch-13,k.C#m,pitch=L5-1-3 </text:p>
          </table:table-cell>
          <table:table-cell table:style-name="ce95" office:value-type="string">
            <text:p>2019-08-21_14-04-33_000.jpg</text:p>
          </table:table-cell>
          <table:table-cell table:style-name="ce87" office:value-type="string">
            <text:p>finger positions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4">
            <text:p>4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hm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9_18-41-01_000.jpg</text:p>
          </table:table-cell>
          <table:table-cell table:style-name="ce86" office:value-type="string">
            <text:p>harmony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0T10:13:56">
            <text:p>2019/8/10 10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7">
            <text:p>7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hm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note=B-D-A:1-3-7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harmony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4T09:42:05.01">
            <text:p>2019/8/14 9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53">
            <text:p>15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hm-3</text:p>
          </table:table-cell>
          <table:table-cell table:style-name="ce90" office:value-type="string">
            <text:p>v-1</text:p>
          </table:table-cell>
          <table:table-cell table:style-name="ce94" office:value-type="string">
            <text:p>v-1,k.C,memo+,b.o.=hm-3 </text:p>
          </table:table-cell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95"/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52">
            <text:p>15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hm-3</text:p>
          </table:table-cell>
          <table:table-cell table:style-name="ce90"/>
          <table:table-cell table:style-name="ce94" office:value-type="string">
            <text:p>,note=D4-F#-G-D5,k.D</text:p>
          </table:table-cell>
          <table:table-cell table:style-name="ce95" office:value-type="string">
            <text:p>2019-09-17_18-17-05_000.jpg</text:p>
          </table:table-cell>
          <table:table-cell table:style-name="ce95" office:value-type="string">
            <text:p>harmony</text:p>
          </table:table-cell>
          <table:table-cell table:style-name="ce95" office:value-type="string">
            <text:p>R=1 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6" office:value-type="float" office:value="8">
            <text:p>8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hn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capo.4,k.G#,str-1:2:3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harmonics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8-14T09:48:50.37">
            <text:p>2019/8/14 9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6">
            <text:p>22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m-2</text:p>
          </table:table-cell>
          <table:table-cell table:style-name="ce90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3">
            <text:p>22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m-2</text:p>
          </table:table-cell>
          <table:table-cell table:style-name="ce90"/>
          <table:table-cell table:style-name="ce95" office:value-type="string">
            <text:p>,theme=コード進行、EmからFへ</text:p>
          </table:table-cell>
          <table:table-cell table:style-name="ce95" office:value-type="string">
            <text:p>2019-10-02_18-42-20_000.jpg</text:p>
          </table:table-cell>
          <table:table-cell table:style-name="ce87" office:value-type="string">
            <text:p>memo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10-05T09:56:43.88">
            <text:p>2019/10/5 9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0">
            <text:p>35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4" office:value-type="string">
            <text:p>,theme=harmonics-multi-strings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other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5">
            <text:p>355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4" office:value-type="string">
            <text:p>,theme=tapping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other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7">
            <text:p>35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0" office:value-type="string">
            <text:p>,theme=harmonics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other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0">
            <text:p>36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0" office:value-type="string">
            <text:p>,theme=harmonics-multi-strings</text:p>
          </table:table-cell>
          <table:table-cell table:style-name="ce94" office:value-type="string">
            <text:p>2019-10-24_15-21-55_000.jpg</text:p>
          </table:table-cell>
          <table:table-cell table:style-name="ce87" office:value-type="string">
            <text:p>other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28T09:37:40.41">
            <text:p>2019/10/28 9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1">
            <text:p>38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0" office:value-type="string">
            <text:p>,theme=arpeggio </text:p>
          </table:table-cell>
          <table:table-cell table:style-name="ce94" office:value-type="string">
            <text:p>2019-10-31_16-16-45_000.jpg</text:p>
          </table:table-cell>
          <table:table-cell table:style-name="ce87" office:value-type="string">
            <text:p>othe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2T09:54:15.84">
            <text:p>2019/11/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5">
            <text:p>395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6" office:value-type="string">
            <text:p>,theme=harmonics</text:p>
          </table:table-cell>
          <table:table-cell table:style-name="ce94" office:value-type="string">
            <text:p>2019-11-03_17-56-50_000.jpg</text:p>
          </table:table-cell>
          <table:table-cell table:style-name="ce87" office:value-type="string">
            <text:p>othe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4T09:12:10.67">
            <text:p>2019/11/4 9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3">
            <text:p>40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other</text:p>
          </table:table-cell>
          <table:table-cell table:style-name="ce90" office:value-type="string">
            <text:p>other</text:p>
          </table:table-cell>
          <table:table-cell table:style-name="ce94" office:value-type="string">
            <text:p>,theme=harmonics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other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9">
            <text:p>37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other</text:p>
          </table:table-cell>
          <table:table-cell table:style-name="ce90"/>
          <table:table-cell table:style-name="ce96" office:value-type="string">
            <text:p>,harmonics </text:p>
          </table:table-cell>
          <table:table-cell table:style-name="ce94" office:value-type="string">
            <text:p>2019-10-30_16-23-57_000.jpg</text:p>
          </table:table-cell>
          <table:table-cell table:style-name="ce87" office:value-type="string">
            <text:p>othe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1T09:13:07.74">
            <text:p>2019/10/31 9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87" office:value-type="float" office:value="23">
            <text:p>23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ps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9_18-41-01_000.jpg</text:p>
          </table:table-cell>
          <table:table-cell table:style-name="ce86" office:value-type="string">
            <text:p>positioning</text:p>
          </table:table-cell>
          <table:table-cell table:style-name="ce99" office:value-type="float" office:value="2">
            <text:p>2</text:p>
          </table:table-cell>
          <table:table-cell table:style-name="ce100" office:value-type="date" office:date-value="2019-08-10T10:09:40">
            <text:p>2019/8/10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87" office:value-type="float" office:value="24">
            <text:p>24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ps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9_18-41-01_000.jpg</text:p>
          </table:table-cell>
          <table:table-cell table:style-name="ce86" office:value-type="string">
            <text:p>positioning</text:p>
          </table:table-cell>
          <table:table-cell table:style-name="ce99" office:value-type="float" office:value="3">
            <text:p>3</text:p>
          </table:table-cell>
          <table:table-cell table:style-name="ce100" office:value-type="date" office:date-value="2019-08-10T10:09:40">
            <text:p>2019/8/10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83">
            <text:p>8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es-1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3,コードと、一音 </text:p>
          </table:table-cell>
          <table:table-cell table:style-name="ce95" office:value-type="string">
            <text:p>2019-09-01_18-41-10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02T10:47:22.06">
            <text:p>2019/9/2 10:4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05">
            <text:p>105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res-1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つなぎの音,based-on=sec-8(c.p.-8),score=harmonica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6">
            <text:p>26</text:p>
          </table:table-cell>
          <table:table-cell table:style-name="ce88" office:value-type="float" office:value="1">
            <text:p>1</text:p>
          </table:table-cell>
          <table:table-cell table:style-name="ce89" office:value-type="string">
            <text:p>rs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1_18-40-38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2T08:57:38.01">
            <text:p>2019/8/12 8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4">
            <text:p>4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rs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opic=rythm,R=2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7">
            <text:p>47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rs-1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opic=harmony;coda,pitch=1-5-8:1-3-8,k.E,R=4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5">
            <text:p>3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1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opic=harmony,prev.fur-1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">
            <text:p>3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s-1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opic=position探し,k.E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69">
            <text:p>6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14</text:p>
          </table:table-cell>
          <table:table-cell table:style-name="ce90" office:value-type="float" office:value="2">
            <text:p>2</text:p>
          </table:table-cell>
          <table:table-cell table:style-name="ce94" office:value-type="string">
            <text:p>k.E </text:p>
          </table:table-cell>
          <table:table-cell table:style-name="ce95" office:value-type="string">
            <text:p>2019-08-27_17-27-59_000.jpg</text:p>
          </table:table-cell>
          <table:table-cell table:style-name="ce87" office:value-type="string">
            <text:p>research,var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8T08:56:22.730001">
            <text:p>2019/8/28 8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65">
            <text:p>6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1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heme=finger-positions,k.E </text:p>
          </table:table-cell>
          <table:table-cell table:style-name="ce95" office:value-type="string">
            <text:p>2019-08-23_18-35-22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70">
            <text:p>7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s-1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E</text:p>
          </table:table-cell>
          <table:table-cell table:style-name="ce95" office:value-type="string">
            <text:p>2019-08-27_17-27-59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28T08:56:22.730001">
            <text:p>2019/8/28 8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20">
            <text:p>12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18</text:p>
          </table:table-cell>
          <table:table-cell table:style-name="ce90" office:value-type="string">
            <text:p>(1)</text:p>
          </table:table-cell>
          <table:table-cell table:style-name="ce94" office:value-type="string">
            <text:p>based-on=f-6,R=1,(1) 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21">
            <text:p>12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18</text:p>
          </table:table-cell>
          <table:table-cell table:style-name="ce90" office:value-type="string">
            <text:p>(2)</text:p>
          </table:table-cell>
          <table:table-cell table:style-name="ce95" office:value-type="string">
            <text:p>k.F,(2) 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25">
            <text:p>125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rs-19</text:p>
          </table:table-cell>
          <table:table-cell table:style-name="ce90"/>
          <table:table-cell table:style-name="ce94" office:value-type="string">
            <text:p>ref=f-5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">
            <text:p>27</text:p>
          </table:table-cell>
          <table:table-cell table:style-name="ce88" office:value-type="float" office:value="5">
            <text:p>5</text:p>
          </table:table-cell>
          <table:table-cell table:style-name="ce89" office:value-type="string">
            <text:p>rs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11_18-40-3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12T09:00:07">
            <text:p>2019/8/12 9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29">
            <text:p>129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s-2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1_18-08-2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3T13:12:16.31">
            <text:p>2019/9/13 13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30">
            <text:p>130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rs-2</text:p>
          </table:table-cell>
          <table:table-cell table:style-name="ce90" office:value-type="string">
            <text:p>v-2</text:p>
          </table:table-cell>
          <table:table-cell table:style-name="ce94" office:value-type="string">
            <text:p>R=2</text:p>
          </table:table-cell>
          <table:table-cell table:style-name="ce95" office:value-type="string">
            <text:p>2019-09-11_18-08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13T13:12:16.31">
            <text:p>2019/9/13 13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59">
            <text:p>159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rs-2</text:p>
          </table:table-cell>
          <table:table-cell table:style-name="ce88" office:value-type="string">
            <text:p>v-2</text:p>
          </table:table-cell>
          <table:table-cell table:style-name="ce94"/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95" office:value-type="string">
            <text:p>rev,file=0911-2,k.E,memo+</text:p>
          </table:table-cell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66">
            <text:p>16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20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,theme=chord,use-chord=C,E 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67">
            <text:p>16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21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,theme=chord,use-chord=E/5,A△,E6 </text:p>
          </table:table-cell>
          <table:table-cell table:style-name="ce95" office:value-type="string">
            <text:p>2019-09-20_16-15-59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09-23T12:45:50.45">
            <text:p>2019/9/23 12:4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7">
            <text:p>21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22</text:p>
          </table:table-cell>
          <table:table-cell table:style-name="ce90" office:value-type="string">
            <text:p>rev</text:p>
          </table:table-cell>
          <table:table-cell table:style-name="ce95" office:value-type="string">
            <text:p>rev,file=0930-1 </text:p>
          </table:table-cell>
          <table:table-cell table:style-name="ce95" office:value-type="string">
            <text:p>2019-10-01_18-32-14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02T09:29:45.05">
            <text:p>2019/10/2 9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1">
            <text:p>21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22</text:p>
          </table:table-cell>
          <table:table-cell table:style-name="ce90"/>
          <table:table-cell table:style-name="ce94" office:value-type="string">
            <text:p>,memo+,cp=8-5-6,k.G</text:p>
          </table:table-cell>
          <table:table-cell table:style-name="ce95" office:value-type="string">
            <text:p>2019-09-29_17-52-28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10-01T09:02:41.17">
            <text:p>2019/10/1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0">
            <text:p>220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rs-23</text:p>
          </table:table-cell>
          <table:table-cell table:style-name="ce90" office:value-type="string">
            <text:p>rev</text:p>
          </table:table-cell>
          <table:table-cell table:style-name="ce94"/>
          <table:table-cell table:style-name="ce95" office:value-type="string">
            <text:p>2019-10-01_18-32-14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02T09:29:45.05">
            <text:p>2019/10/2 9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6">
            <text:p>21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s-23</text:p>
          </table:table-cell>
          <table:table-cell table:style-name="ce90"/>
          <table:table-cell table:style-name="ce95" office:value-type="string">
            <text:p>,cp=I7-Ⅱ6,memo+,k.D</text:p>
          </table:table-cell>
          <table:table-cell table:style-name="ce95" office:value-type="string">
            <text:p>2019-09-30_18-28-44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3v</text:p>
          </table:table-cell>
          <table:table-cell table:style-name="ce100" office:value-type="date" office:date-value="2019-10-01T10:53:21.01">
            <text:p>2019/10/1 10:5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37">
            <text:p>23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24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,tune=d.C 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53">
            <text:p>25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rs-25</text:p>
          </table:table-cell>
          <table:table-cell table:style-name="ce90" office:value-type="string">
            <text:p>n</text:p>
          </table:table-cell>
          <table:table-cell table:style-name="ce94" office:value-type="string">
            <text:p>doc=email-list-1,tune=kaki;DABF#AC# </text:p>
          </table:table-cell>
          <table:table-cell table:style-name="ce95" office:value-type="string">
            <text:p>2019-10-08_18-17-33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55">
            <text:p>25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26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regarding=e.m.~f-74:p.1:sec.1~sec.4 </text:p>
          </table:table-cell>
          <table:table-cell table:style-name="ce88" office:value-type="string">
            <text:p>2019-10-09_18-39-24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10-10T10:29:31.9">
            <text:p>2019/10/10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62">
            <text:p>26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rs-27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theme=harmonics</text:p>
          </table:table-cell>
          <table:table-cell table:style-name="ce94" office:value-type="string">
            <text:p>2019-10-10_18-59-57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11T09:14:51.95">
            <text:p>2019/10/11 9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3">
            <text:p>283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rs-2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.m.=p.1;2</text:p>
          </table:table-cell>
          <table:table-cell table:style-name="ce94" office:value-type="string">
            <text:p>2019-10-13_15-5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10-14T07:50:16.55">
            <text:p>2019/10/14 7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2">
            <text:p>302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rs-2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harmonics,em=p.1;3</text:p>
          </table:table-cell>
          <table:table-cell table:style-name="ce94" office:value-type="string">
            <text:p>2019-10-16_16-11-25_000.jpg</text:p>
          </table:table-cell>
          <table:table-cell table:style-name="ce87" table:formula="of:=LEFT([.D356];2)" office:value-type="string" office:string-value="re">
            <text:p>re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17T08:50:31.86">
            <text:p>2019/10/17 8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8">
            <text:p>308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rs-2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harmonics,em=3;p.1,topic=multi-string 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9">
            <text:p>309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rs-27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theme=harmonics,new-section+,em=1;p.2</text:p>
          </table:table-cell>
          <table:table-cell table:style-name="ce94" office:value-type="string">
            <text:p>2019-10-17_15-37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18T10:55:17.55">
            <text:p>2019/10/18 10:5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65">
            <text:p>26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28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heme=chord-table,tune=KAKI-1,fret=0-4,eigen-memo,p.1 </text:p>
          </table:table-cell>
          <table:table-cell table:style-name="ce94" office:value-type="string">
            <text:p>2019-10-11_14-15-16_000.jpg</text:p>
          </table:table-cell>
          <table:table-cell table:style-name="ce87" office:value-type="string">
            <text:p>research</text:p>
          </table:table-cell>
          <table:table-cell table:style-name="ce88"/>
          <table:table-cell table:style-name="ce100" office:value-type="date" office:date-value="2019-10-12T09:54:19.31">
            <text:p>2019/10/1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66">
            <text:p>26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s-29</text:p>
          </table:table-cell>
          <table:table-cell table:style-name="ce90" office:value-type="string">
            <text:p>n</text:p>
          </table:table-cell>
          <table:table-cell table:style-name="ce96" office:value-type="string">
            <text:p>,theme=arpeggio,eigen-memo,p.1</text:p>
          </table:table-cell>
          <table:table-cell table:style-name="ce94" office:value-type="string">
            <text:p>2019-10-11_14-15-16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12T09:54:19.31">
            <text:p>2019/10/1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">
            <text:p>28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rs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となりあった弦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4T09:42:05.01">
            <text:p>2019/8/14 9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4">
            <text:p>274</text:p>
          </table:table-cell>
          <table:table-cell table:style-name="ce89" office:value-type="float" office:value="6">
            <text:p>6</text:p>
          </table:table-cell>
          <table:table-cell table:style-name="ce90" office:value-type="string">
            <text:p>rs-30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score,k.A</text:p>
          </table:table-cell>
          <table:table-cell table:style-name="ce87"/>
          <table:table-cell table:style-name="ce88" office:value-type="string">
            <text:p>research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10-13T09:41:29.59">
            <text:p>2019/10/13 9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9">
            <text:p>289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rs-31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tune=DADGAD</text:p>
          </table:table-cell>
          <table:table-cell table:style-name="ce94" office:value-type="string">
            <text:p>2019-10-14_15-45-41_000.jpg</text:p>
          </table:table-cell>
          <table:table-cell table:style-name="ce95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1">
            <text:p>291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rs-32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,theme=chord,tune=DADGAD,score+</text:p>
          </table:table-cell>
          <table:table-cell table:style-name="ce94" office:value-type="string">
            <text:p>2019-10-14_15-45-41_000.jpg</text:p>
          </table:table-cell>
          <table:table-cell table:style-name="ce95" office:value-type="string">
            <text:p>research</text:p>
          </table:table-cell>
          <table:table-cell table:style-name="ce88" office:value-type="string">
            <text:p>5,6</text:p>
          </table:table-cell>
          <table:table-cell table:style-name="ce100" office:value-type="date" office:date-value="2019-10-15T08:59:25.22">
            <text:p>2019/10/15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9">
            <text:p>29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rs-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ock-like</text:p>
          </table:table-cell>
          <table:table-cell table:style-name="ce95" office:value-type="string">
            <text:p>2019-08-13_18-05-34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4T09:48:50.37">
            <text:p>2019/8/14 9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0">
            <text:p>3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open-code,str-6:5:4:3,R=1,k.D9▽</text:p>
          </table:table-cell>
          <table:table-cell table:style-name="ce95" office:value-type="string">
            <text:p>2019-08-14_18-27-5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5T08:38:41.01">
            <text:p>2019/8/15 8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5">
            <text:p>25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rs-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harmonics,harmnics-flets </text:p>
          </table:table-cell>
          <table:table-cell table:style-name="ce95" office:value-type="string">
            <text:p>2019-08-15_18-11-32_000.jpg</text:p>
          </table:table-cell>
          <table:table-cell table:style-name="ce87" office:value-type="string">
            <text:p>research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6T08:59:13.35">
            <text:p>2019/8/16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">
            <text:p>3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rs-7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R=2,ch-5のあと、どの音に下がるか？ 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8-17T11:51:28.08">
            <text:p>2019/8/17 11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">
            <text:p>40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rs-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.3,c.p.=V-IV-I,k.F,R=6</text:p>
          </table:table-cell>
          <table:table-cell table:style-name="ce95" office:value-type="string">
            <text:p>2019-08-16_18-16-2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6">
            <text:p>6</text:p>
          </table:table-cell>
          <table:table-cell table:style-name="ce100" office:value-type="date" office:date-value="2019-08-17T11:51:28.08">
            <text:p>2019/8/17 11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">
            <text:p>4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s-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str=3-4:2-0:,k.E,R=1 </text:p>
          </table:table-cell>
          <table:table-cell table:style-name="ce95" office:value-type="string">
            <text:p>2019-08-17_18-15-48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8-18T08:17:27.440001">
            <text:p>2019/8/18 8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07">
            <text:p>20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play</text:p>
          </table:table-cell>
          <table:table-cell table:style-name="ce94" office:value-type="string">
            <text:p>play,var,file=0925-5,memo+</text:p>
          </table:table-cell>
          <table:table-cell table:style-name="ce95" office:value-type="string">
            <text:p>2019-09-27_17-49-06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3v</text:p>
          </table:table-cell>
          <table:table-cell table:style-name="ce100" office:value-type="date" office:date-value="2019-09-29T09:33:53.61">
            <text:p>2019/9/29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08">
            <text:p>20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play</text:p>
          </table:table-cell>
          <table:table-cell table:style-name="ce94" office:value-type="string">
            <text:p>play,var,file=0925-5,msr=4</text:p>
          </table:table-cell>
          <table:table-cell table:style-name="ce95" office:value-type="string">
            <text:p>2019-09-27_17-49-06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4v</text:p>
          </table:table-cell>
          <table:table-cell table:style-name="ce100" office:value-type="date" office:date-value="2019-09-29T09:33:53.61">
            <text:p>2019/9/29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99">
            <text:p>199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rec</text:p>
          </table:table-cell>
          <table:table-cell table:style-name="ce94" office:value-type="string">
            <text:p>rec,melody=pattern-1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5">
            <text:p>5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01">
            <text:p>201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rec</text:p>
          </table:table-cell>
          <table:table-cell table:style-name="ce94" office:value-type="string">
            <text:p>rec,mel=pattern-2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35">
            <text:p>23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memo-eigen+:p.1_sec-1</text:p>
          </table:table-cell>
          <table:table-cell table:style-name="ce95" office:value-type="string">
            <text:p>2019-10-06_18-39-16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10-08T10:05:47.43">
            <text:p>2019/10/8 10:0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90">
            <text:p>190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v-</text:p>
          </table:table-cell>
          <table:table-cell table:style-name="ce96"/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91">
            <text:p>191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v-</text:p>
          </table:table-cell>
          <table:table-cell table:style-name="ce96" office:value-type="string">
            <text:p>v-(target=msr.4)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92">
            <text:p>192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v-</text:p>
          </table:table-cell>
          <table:table-cell table:style-name="ce96" office:value-type="string">
            <text:p>v-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93">
            <text:p>193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v-</text:p>
          </table:table-cell>
          <table:table-cell table:style-name="ce96" office:value-type="string">
            <text:p>,memo=melodies,ref=0923-5</text:p>
          </table:table-cell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5,6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94">
            <text:p>194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s-1</text:p>
          </table:table-cell>
          <table:table-cell table:style-name="ce90" office:value-type="string">
            <text:p>v-</text:p>
          </table:table-cell>
          <table:table-cell table:style-name="ce96"/>
          <table:table-cell table:style-name="ce88" office:value-type="string">
            <text:p>2019-09-24_16-31-3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25T09:09:06.99">
            <text:p>2019/9/25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81">
            <text:p>18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1</text:p>
          </table:table-cell>
          <table:table-cell table:style-name="ce88" office:value-type="string">
            <text:p>v-1</text:p>
          </table:table-cell>
          <table:table-cell table:style-name="ce95" office:value-type="string">
            <text:p>rev,(f-45),file=0918-3</text:p>
          </table:table-cell>
          <table:table-cell table:style-name="ce95" office:value-type="string">
            <text:p>2019-09-23_18-15-21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82">
            <text:p>182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-1</text:p>
          </table:table-cell>
          <table:table-cell table:style-name="ce88" office:value-type="string">
            <text:p>v-2</text:p>
          </table:table-cell>
          <table:table-cell table:style-name="ce94" office:value-type="string">
            <text:p>v-2,(f-45),inst=g+h,R=4;msr.4,R=5,msr.4</text:p>
          </table:table-cell>
          <table:table-cell table:style-name="ce95" office:value-type="string">
            <text:p>2019-09-23_18-15-21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3,4,5,6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64">
            <text:p>16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2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rev,file=0911-2,id=s-2,rs-2</text:p>
          </table:table-cell>
          <table:table-cell table:style-name="ce95" office:value-type="string">
            <text:p>2019-09-18_17-04-17_000.jpg</text:p>
          </table:table-cell>
          <table:table-cell table:style-name="ce87" office:value-type="string">
            <text:p>song</text:p>
          </table:table-cell>
          <table:table-cell table:style-name="ce87" office:value-type="float" office:value="4">
            <text:p>4</text:p>
          </table:table-cell>
          <table:table-cell table:style-name="ce100" office:value-type="date" office:date-value="2019-09-20T09:02:21.21">
            <text:p>2019/9/20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83">
            <text:p>183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s-2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file=0911-2;0918-4</text:p>
          </table:table-cell>
          <table:table-cell table:style-name="ce88" office:value-type="string">
            <text:p>2019-09-23_18-15-4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7">
            <text:p>7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85">
            <text:p>185</text:p>
          </table:table-cell>
          <table:table-cell table:style-name="ce87" office:value-type="float" office:value="8">
            <text:p>8</text:p>
          </table:table-cell>
          <table:table-cell table:style-name="ce89" office:value-type="string">
            <text:p>s-2</text:p>
          </table:table-cell>
          <table:table-cell table:style-name="ce90" office:value-type="string">
            <text:p>v-</text:p>
          </table:table-cell>
          <table:table-cell table:style-name="ce96" office:value-type="string">
            <text:p>var-</text:p>
          </table:table-cell>
          <table:table-cell table:style-name="ce88" office:value-type="string">
            <text:p>2019-09-23_18-15-4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8">
            <text:p>8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65">
            <text:p>16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-3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rev,inst=g+g,accom=0821-1,part=melody,id=s-3,f-48</text:p>
          </table:table-cell>
          <table:table-cell table:style-name="ce95" office:value-type="string">
            <text:p>2019-09-18_17-04-17_000.jpg</text:p>
          </table:table-cell>
          <table:table-cell table:style-name="ce87" office:value-type="string">
            <text:p>song</text:p>
          </table:table-cell>
          <table:table-cell table:style-name="ce87" office:value-type="float" office:value="5">
            <text:p>5</text:p>
          </table:table-cell>
          <table:table-cell table:style-name="ce100" office:value-type="date" office:date-value="2019-09-20T09:02:21.21">
            <text:p>2019/9/20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61">
            <text:p>16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rev,id=s-4,f-28</text:p>
          </table:table-cell>
          <table:table-cell table:style-name="ce95" office:value-type="string">
            <text:p>2019-09-18_17-04-17_000.jpg</text:p>
          </table:table-cell>
          <table:table-cell table:style-name="ce87" office:value-type="string">
            <text:p>song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20T09:02:21.21">
            <text:p>2019/9/20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34">
            <text:p>23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play</text:p>
          </table:table-cell>
          <table:table-cell table:style-name="ce94" office:value-type="string">
            <text:p>R=4 </text:p>
          </table:table-cell>
          <table:table-cell table:style-name="ce95" office:value-type="string">
            <text:p>2019-10-06_18-39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08T10:05:47.43">
            <text:p>2019/10/8 10:0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4">
            <text:p>224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,var,email=3,memo+</text:p>
          </table:table-cell>
          <table:table-cell table:style-name="ce95" office:value-type="string">
            <text:p>2019-10-02_18-42-2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3v,4v</text:p>
          </table:table-cell>
          <table:table-cell table:style-name="ce100" office:value-type="date" office:date-value="2019-10-05T09:56:43.88">
            <text:p>2019/10/5 9:5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8">
            <text:p>22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var</text:p>
          </table:table-cell>
          <table:table-cell table:style-name="ce95" office:value-type="string">
            <text:p>var,theme=new-pattern,memo-eigen+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3v</text:p>
          </table:table-cell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41">
            <text:p>24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var,memo-eigen=sec-3;p.1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42">
            <text:p>24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-4</text:p>
          </table:table-cell>
          <table:table-cell table:style-name="ce90" office:value-type="string">
            <text:p>var</text:p>
          </table:table-cell>
          <table:table-cell table:style-name="ce94" office:value-type="string">
            <text:p>var,memo-eigen=sec-2;p.1;patt-4,(2)</text:p>
          </table:table-cell>
          <table:table-cell table:style-name="ce95" office:value-type="string">
            <text:p>2019-10-07_16-35-3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08T11:41:49.44">
            <text:p>2019/10/8 11:4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22">
            <text:p>12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.p.-1</text:p>
          </table:table-cell>
          <table:table-cell table:style-name="ce90"/>
          <table:table-cell table:style-name="ce94" office:value-type="string">
            <text:p>R=2 </text:p>
          </table:table-cell>
          <table:table-cell table:style-name="ce95" office:value-type="string">
            <text:p>2019-09-10_18-25-51_000.jpg</text:p>
          </table:table-cell>
          <table:table-cell table:style-name="ce87" office:value-type="string">
            <text:p>s.p.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11T10:08:48.68">
            <text:p>2019/9/11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">
            <text:p>31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st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struct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8T08:07:32">
            <text:p>2019/8/8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9">
            <text:p>339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n</text:p>
          </table:table-cell>
          <table:table-cell table:style-name="ce90" office:value-type="string">
            <text:p>n,R- </text:p>
          </table:table-cell>
          <table:table-cell table:style-name="ce94" office:value-type="string">
            <text:p>2019-10-23_16-12-17_000.jpg</text:p>
          </table:table-cell>
          <table:table-cell table:style-name="ce87" office:value-type="string">
            <text:p>scale-table</text:p>
          </table:table-cell>
          <table:table-cell table:style-name="ce87" office:value-type="string">
            <text:p>-</text:p>
          </table:table-cell>
          <table:table-cell table:style-name="ce100" office:value-type="date" office:date-value="2019-10-24T11:37:44.79">
            <text:p>2019/10/24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3">
            <text:p>42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k.B,em=p6;s3</text:p>
          </table:table-cell>
          <table:table-cell table:style-name="ce95" office:value-type="string">
            <text:p>2019-11-13_18-43-4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14T11:40:58.57">
            <text:p>2019/11/14 11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3">
            <text:p>363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1;s2.n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4">
            <text:p>364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2;s1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9">
            <text:p>36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em=p1;s2;for=hammering:pulling,k.A,t.140 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1">
            <text:p>37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k.D,em=2p;s1:s2.n,t.70,scale=D3-6str.0fret~A4-3str.3fret;12-notes 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2">
            <text:p>38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3;s2;k.E~p3;s1;k.F#~k.A~k.D </text:p>
          </table:table-cell>
          <table:table-cell table:style-name="ce94" office:value-type="string">
            <text:p>2019-10-31_16-16-4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2T09:54:15.84">
            <text:p>2019/11/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3">
            <text:p>38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4;s1.n;k.A</text:p>
          </table:table-cell>
          <table:table-cell table:style-name="ce94" office:value-type="string">
            <text:p>2019-10-31_16-16-4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02T09:54:15.84">
            <text:p>2019/11/2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8">
            <text:p>38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,for=scale,k.A:t.75:t.80,k.D:t.70:t.80 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3">
            <text:p>39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em=p3;s1;scale;k.F#;t.60_p4;s2;new;t.60;notes=F#3~B4_k.E;p3;s2 </text:p>
          </table:table-cell>
          <table:table-cell table:style-name="ce94" office:value-type="string">
            <text:p>2019-11-03_17-56-50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4T09:12:10.67">
            <text:p>2019/11/4 9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8">
            <text:p>39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for=scale,k.A~t.60,k.D~t.70,k.F#~t.70~80 </text:p>
          </table:table-cell>
          <table:table-cell table:style-name="ce95" office:value-type="string">
            <text:p>2019-11-04_17-5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6T09:54:14.73">
            <text:p>2019/11/6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5">
            <text:p>405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k.A;t.65,k.D;t.75-85,em=p4;s3;k.D;use=slide 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9">
            <text:p>40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em=p5;s1;patt-N</text:p>
          </table:table-cell>
          <table:table-cell table:style-name="ce95" office:value-type="string">
            <text:p>2019-11-07_18-03-2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1-08T10:12:08.8">
            <text:p>2019/11/8 10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2">
            <text:p>41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em=p5;s1;note=D3-D5_p5;s2.n </text:p>
          </table:table-cell>
          <table:table-cell table:style-name="ce95" office:value-type="string">
            <text:p>2019-11-08_18-13-06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9T14:43:52.830001">
            <text:p>2019/11/9 14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8">
            <text:p>37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st-1</text:p>
          </table:table-cell>
          <table:table-cell table:style-name="ce90"/>
          <table:table-cell table:style-name="ce96" office:value-type="string">
            <text:p>other,em=s1;p3;t.75;k.F#,em=s2;p3;k.D,em=s1;p3;k.A </text:p>
          </table:table-cell>
          <table:table-cell table:style-name="ce94" office:value-type="string">
            <text:p>2019-10-30_16-23-5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1T09:13:07.74">
            <text:p>2019/10/31 9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9">
            <text:p>34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patt</text:p>
          </table:table-cell>
          <table:table-cell table:style-name="ce94" office:value-type="string">
            <text:p>,em=et-1;p1;s2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4">
            <text:p>34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10-27_15-43-5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8T09:18:30.84">
            <text:p>2019/10/28 9:1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6">
            <text:p>366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rev</text:p>
          </table:table-cell>
          <table:table-cell table:style-name="ce90" office:value-type="string">
            <text:p>rev,em=p1;s2;patt-1(2).n</text:p>
          </table:table-cell>
          <table:table-cell table:style-name="ce95" office:value-type="string">
            <text:p>2019-10-28_17-13-0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10-29T09:20:58">
            <text:p>2019/10/29 9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2">
            <text:p>37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rev,em=et-.m,t.75</text:p>
          </table:table-cell>
          <table:table-cell table:style-name="ce94" office:value-type="string">
            <text:p>2019-10-29_17-2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2,3</text:p>
          </table:table-cell>
          <table:table-cell table:style-name="ce100" office:value-type="date" office:date-value="2019-10-30T11:35:35.76">
            <text:p>2019/10/30 11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87">
            <text:p>38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rev</text:p>
          </table:table-cell>
          <table:table-cell table:style-name="ce96" office:value-type="string">
            <text:p>,re,for=position-movement,em=1p;3s </text:p>
          </table:table-cell>
          <table:table-cell table:style-name="ce94" office:value-type="string">
            <text:p>2019-11-02_18-03-18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3T08:34:44.21">
            <text:p>2019/11/3 8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6">
            <text:p>39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em=p1;s1 </text:p>
          </table:table-cell>
          <table:table-cell table:style-name="ce95" office:value-type="string">
            <text:p>2019-11-04_17-54-03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1-06T09:54:14.73">
            <text:p>2019/11/6 9:5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8">
            <text:p>34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ask-1</text:p>
          </table:table-cell>
          <table:table-cell table:style-name="ce90" office:value-type="string">
            <text:p>task</text:p>
          </table:table-cell>
          <table:table-cell table:style-name="ce94" office:value-type="string">
            <text:p>.n,em=s1;p1</text:p>
          </table:table-cell>
          <table:table-cell table:style-name="ce95" office:value-type="string">
            <text:p>2019-10-26_17-16-20_000.jpg</text:p>
          </table:table-cell>
          <table:table-cell table:style-name="ce87" office:value-type="string">
            <text:p>task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28T09:22:01.6">
            <text:p>2019/10/28 9:2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6">
            <text:p>37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ask-1</text:p>
          </table:table-cell>
          <table:table-cell table:style-name="ce90"/>
          <table:table-cell table:style-name="ce96" office:value-type="string">
            <text:p>,aggregate-1.n,em=p1;s4</text:p>
          </table:table-cell>
          <table:table-cell table:style-name="ce94" office:value-type="string">
            <text:p>2019-10-30_16-23-57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0-31T09:13:07.74">
            <text:p>2019/10/31 9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77">
            <text:p>37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ask-1</text:p>
          </table:table-cell>
          <table:table-cell table:style-name="ce90"/>
          <table:table-cell table:style-name="ce96" office:value-type="string">
            <text:p>rev,em=et-1,t.70,t.75 </text:p>
          </table:table-cell>
          <table:table-cell table:style-name="ce94" office:value-type="string">
            <text:p>2019-10-30_16-23-57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10-31T09:13:07.74">
            <text:p>2019/10/31 9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2">
            <text:p>32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te-1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6_18-27-05_000.jpg</text:p>
          </table:table-cell>
          <table:table-cell table:style-name="ce86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7T07:35:54">
            <text:p>2019/8/7 7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75">
            <text:p>7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te-1,k.C</text:p>
          </table:table-cell>
          <table:table-cell table:style-name="ce95" office:value-type="string">
            <text:p>2019-08-29_18-37-36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30T14:57:52.71">
            <text:p>2019/8/30 14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office:value-type="float" office:value="101">
            <text:p>10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0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muting,mute-by=LF;f.3,R=2 </text:p>
          </table:table-cell>
          <table:table-cell table:style-name="ce95" office:value-type="string">
            <text:p>2019-09-04_18-11-26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06T15:27:08.19">
            <text:p>2019/9/6 15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office:value-type="float" office:value="109">
            <text:p>10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0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,R=3 </text:p>
          </table:table-cell>
          <table:table-cell table:style-name="ce95" office:value-type="string">
            <text:p>2019-09-06_18-17-17_000.jpg</text:p>
          </table:table-cell>
          <table:table-cell table:style-name="ce87" office:value-type="string">
            <text:p>technique,rev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9-08T15:52:19.72">
            <text:p>2019/9/8 15:5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office:value-type="float" office:value="100">
            <text:p>10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0</text:p>
          </table:table-cell>
          <table:table-cell table:style-name="ce93" office:value-type="string">
            <text:p>rev 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08_18-47-16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9T10:16:27.44">
            <text:p>2019/9/9 10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office:value-type="float" office:value="105">
            <text:p>10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0</text:p>
          </table:table-cell>
          <table:table-cell table:style-name="ce93" office:value-type="string">
            <text:p>rev 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05_18-55-51_000.jpg</text:p>
          </table:table-cell>
          <table:table-cell table:style-name="ce87" office:value-type="string">
            <text:p>technique,rev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06T15:31:39.66">
            <text:p>2019/9/6 15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office:value-type="float" office:value="106">
            <text:p>10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1</text:p>
          </table:table-cell>
          <table:table-cell table:style-name="ce93" office:value-type="string">
            <text:p>-</text:p>
          </table:table-cell>
          <table:table-cell table:style-name="ce98" office:value-type="string">
            <text:p>tech=LH;move;position,fret=3-5,str=6-5-4,R=1 </text:p>
          </table:table-cell>
          <table:table-cell table:style-name="ce95" office:value-type="string">
            <text:p>2019-09-05_18-55-51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6T15:31:39.66">
            <text:p>2019/9/6 15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office:value-type="float" office:value="179">
            <text:p>17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2</text:p>
          </table:table-cell>
          <table:table-cell table:style-name="ce90"/>
          <table:table-cell table:style-name="ce94" office:value-type="string">
            <text:p>,theme=harmonics+normal</text:p>
          </table:table-cell>
          <table:table-cell table:style-name="ce95" office:value-type="string">
            <text:p>2019-09-23_18-15-21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24T08:13:40.33">
            <text:p>2019/9/24 8:1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office:value-type="float" office:value="195">
            <text:p>19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3</text:p>
          </table:table-cell>
          <table:table-cell table:style-name="ce90"/>
          <table:table-cell table:style-name="ce94" office:value-type="string">
            <text:p>,tech=左指で音消し</text:p>
          </table:table-cell>
          <table:table-cell table:style-name="ce95" office:value-type="string">
            <text:p>2019-09-25_18-06-25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26T08:48:56.18">
            <text:p>2019/9/26 8:4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office:value-type="float" office:value="202">
            <text:p>20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3</text:p>
          </table:table-cell>
          <table:table-cell table:style-name="ce90"/>
          <table:table-cell table:style-name="ce94" office:value-type="string">
            <text:p>rev,file=0926-1 </text:p>
          </table:table-cell>
          <table:table-cell table:style-name="ce95" office:value-type="string">
            <text:p>2019-09-26_18-53-38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27T09:27:50.16">
            <text:p>2019/9/27 9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table:formula="of:=205" office:value-type="float" office:value="205">
            <text:p>20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3a</text:p>
          </table:table-cell>
          <table:table-cell table:style-name="ce90" office:value-type="string">
            <text:p>play</text:p>
          </table:table-cell>
          <table:table-cell table:style-name="ce94" office:value-type="string">
            <text:p>,play,memo+</text:p>
          </table:table-cell>
          <table:table-cell table:style-name="ce95" office:value-type="string">
            <text:p>2019-09-27_17-49-06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09-29T09:33:53.61">
            <text:p>2019/9/29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office:value-type="float" office:value="203">
            <text:p>20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3a</text:p>
          </table:table-cell>
          <table:table-cell table:style-name="ce90"/>
          <table:table-cell table:style-name="ce94" office:value-type="string">
            <text:p>,theme=音消し+multi-flets</text:p>
          </table:table-cell>
          <table:table-cell table:style-name="ce95" office:value-type="string">
            <text:p>2019-09-26_18-53-38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09-27T09:27:50.16">
            <text:p>2019/9/27 9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87" office:value-type="float" office:value="251">
            <text:p>25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te-15</text:p>
          </table:table-cell>
          <table:table-cell table:style-name="ce90" office:value-type="string">
            <text:p>rev</text:p>
          </table:table-cell>
          <table:table-cell table:style-name="ce94"/>
          <table:table-cell table:style-name="ce95" office:value-type="string">
            <text:p>2019-10-08_18-17-33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09T10:29:38.28">
            <text:p>2019/10/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4">
            <text:p>21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15</text:p>
          </table:table-cell>
          <table:table-cell table:style-name="ce90"/>
          <table:table-cell table:style-name="ce95" office:value-type="string">
            <text:p>,threme=音消し</text:p>
          </table:table-cell>
          <table:table-cell table:style-name="ce95" office:value-type="string">
            <text:p>2019-09-30_18-28-44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1v</text:p>
          </table:table-cell>
          <table:table-cell table:style-name="ce100" office:value-type="date" office:date-value="2019-10-01T10:53:21.01">
            <text:p>2019/10/1 10:5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7">
            <text:p>22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te-15</text:p>
          </table:table-cell>
          <table:table-cell table:style-name="ce90"/>
          <table:table-cell table:style-name="ce94" office:value-type="string">
            <text:p>,from=m-2,cp=Em-F</text:p>
          </table:table-cell>
          <table:table-cell table:style-name="ce95" office:value-type="string">
            <text:p>2019-10-05_18-41-54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2v</text:p>
          </table:table-cell>
          <table:table-cell table:style-name="ce100" office:value-type="date" office:date-value="2019-10-06T08:04:03.78">
            <text:p>2019/10/6 8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32">
            <text:p>23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15</text:p>
          </table:table-cell>
          <table:table-cell table:style-name="ce90"/>
          <table:table-cell table:style-name="ce94" office:value-type="string">
            <text:p>rev</text:p>
          </table:table-cell>
          <table:table-cell table:style-name="ce95" office:value-type="string">
            <text:p>2019-10-06_18-39-16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0-08T10:05:47.43">
            <text:p>2019/10/8 10:0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3">
            <text:p>33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te-2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8T08:07:32">
            <text:p>2019/8/8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4">
            <text:p>34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te-3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8-07_18-28-26_000.jpg</text:p>
          </table:table-cell>
          <table:table-cell table:style-name="ce86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08T08:07:32">
            <text:p>2019/8/8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6">
            <text:p>3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4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左指で、音をカット,k.E,R=1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54">
            <text:p>54</text:p>
          </table:table-cell>
          <table:table-cell table:style-name="ce87" office:value-type="float" office:value="6">
            <text:p>6</text:p>
          </table:table-cell>
          <table:table-cell table:style-name="ce89" office:value-type="string">
            <text:p>te-4</text:p>
          </table:table-cell>
          <table:table-cell table:style-name="ce90" office:value-type="string">
            <text:p>re</text:p>
          </table:table-cell>
          <table:table-cell table:style-name="ce94" office:value-type="string">
            <text:p>k.E,i.f.=ch-10,R=3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technique,rev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9">
            <text:p>39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te-5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k.E,topic=スライド+ポジション,R=3 </text:p>
          </table:table-cell>
          <table:table-cell table:style-name="ce95" office:value-type="string">
            <text:p>2019-08-18_18-38-04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19T10:29:13.5">
            <text:p>2019/8/19 10:2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55">
            <text:p>55</text:p>
          </table:table-cell>
          <table:table-cell table:style-name="ce87" office:value-type="float" office:value="7">
            <text:p>7</text:p>
          </table:table-cell>
          <table:table-cell table:style-name="ce89" office:value-type="string">
            <text:p>te-5</text:p>
          </table:table-cell>
          <table:table-cell table:style-name="ce90" office:value-type="string">
            <text:p>re</text:p>
          </table:table-cell>
          <table:table-cell table:style-name="ce94" office:value-type="string">
            <text:p>topic=harmony;coda,pitch=1-5-8:1-3-8,k.E,R=4 </text:p>
          </table:table-cell>
          <table:table-cell table:style-name="ce95" office:value-type="string">
            <text:p>2019-08-19_15-18-09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4">
            <text:p>4</text:p>
          </table:table-cell>
          <table:table-cell table:style-name="ce100" office:value-type="date" office:date-value="2019-08-27T10:06:18.55">
            <text:p>2019/8/27 10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66">
            <text:p>6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6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theme=和音；1-noteのみスライド,R=1,string=3:4 </text:p>
          </table:table-cell>
          <table:table-cell table:style-name="ce95" office:value-type="string">
            <text:p>2019-08-23_18-35-22_000.jpg</text:p>
          </table:table-cell>
          <table:table-cell table:style-name="ce87" office:value-type="string">
            <text:p>technique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8-27T10:14:06.55">
            <text:p>2019/8/27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98">
            <text:p>98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8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i.f.=sec-1(ch-16),２弦を、左指でミュート,R=1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99">
            <text:p>99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te-9</text:p>
          </table:table-cell>
          <table:table-cell table:style-name="ce93" office:value-type="string">
            <text:p>-</text:p>
          </table:table-cell>
          <table:table-cell table:style-name="ce94" office:value-type="string">
            <text:p>３弦を同時にスライド,R=2 </text:p>
          </table:table-cell>
          <table:table-cell table:style-name="ce95" office:value-type="string">
            <text:p>2019-09-03_18-30-52_000.jpg</text:p>
          </table:table-cell>
          <table:table-cell table:style-name="ce87" office:value-type="string">
            <text:p>technique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09-04T11:25:51.73">
            <text:p>2019/9/4 11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27">
            <text:p>12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9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5" office:value-type="string">
            <text:p>2019-09-11_18-08-25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3T13:12:16.31">
            <text:p>2019/9/13 13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2">
            <text:p>142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te-9</text:p>
          </table:table-cell>
          <table:table-cell table:style-name="ce88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6_16-13-43_000.jpg</text:p>
          </table:table-cell>
          <table:table-cell table:style-name="ce87" office:value-type="string">
            <text:p>-</text:p>
          </table:table-cell>
          <table:table-cell table:style-name="ce95"/>
          <table:table-cell table:style-name="ce100" office:value-type="date" office:date-value="2019-09-17T09:51:26.18">
            <text:p>2019/9/17 9:5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60">
            <text:p>160</text:p>
          </table:table-cell>
          <table:table-cell table:style-name="ce87" office:value-type="float" office:value="9">
            <text:p>9</text:p>
          </table:table-cell>
          <table:table-cell table:style-name="ce89" office:value-type="string">
            <text:p>te-9</text:p>
          </table:table-cell>
          <table:table-cell table:style-name="ce90" office:value-type="string">
            <text:p>rev</text:p>
          </table:table-cell>
          <table:table-cell table:style-name="ce95" office:value-type="string">
            <text:p>rev,file=0911-2,k.E,memo+</text:p>
          </table:table-cell>
          <table:table-cell table:style-name="ce95" office:value-type="string">
            <text:p>2019-09-17_18-17-05_000.jpg</text:p>
          </table:table-cell>
          <table:table-cell table:style-name="ce87" office:value-type="string">
            <text:p>-</text:p>
          </table:table-cell>
          <table:table-cell table:style-name="ce88"/>
          <table:table-cell table:style-name="ce100" office:value-type="date" office:date-value="2019-09-18T08:25:51.07">
            <text:p>2019/9/18 8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31">
            <text:p>13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te-9</text:p>
          </table:table-cell>
          <table:table-cell table:style-name="ce88" office:value-type="string">
            <text:p>rev 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28">
            <text:p>128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9a</text:p>
          </table:table-cell>
          <table:table-cell table:style-name="ce90" office:value-type="string">
            <text:p>-</text:p>
          </table:table-cell>
          <table:table-cell table:style-name="ce94" office:value-type="string">
            <text:p>teq=3-str-slide,span=2-flet,R=1 </text:p>
          </table:table-cell>
          <table:table-cell table:style-name="ce95" office:value-type="string">
            <text:p>2019-09-11_18-08-25_000.jpg</text:p>
          </table:table-cell>
          <table:table-cell table:style-name="ce87" office:value-type="string">
            <text:p>-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09-13T13:12:16.31">
            <text:p>2019/9/13 13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32">
            <text:p>13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te-9a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-</text:p>
          </table:table-cell>
          <table:table-cell table:style-name="ce95" office:value-type="string">
            <text:p>2019-09-13_18-31-32_000.jpg</text:p>
          </table:table-cell>
          <table:table-cell table:style-name="ce87" office:value-type="string">
            <text:p>-</text:p>
          </table:table-cell>
          <table:table-cell table:style-name="ce88" office:value-type="string">
            <text:p>-</text:p>
          </table:table-cell>
          <table:table-cell table:style-name="ce100" office:value-type="date" office:date-value="2019-09-14T09:04:07.39">
            <text:p>2019/9/14 9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1">
            <text:p>40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,theme=harmonics,t.80</text:p>
          </table:table-cell>
          <table:table-cell table:style-name="ce95" office:value-type="string">
            <text:p>2019-11-06_18-25-04_000.jpg</text:p>
          </table:table-cell>
          <table:table-cell table:style-name="ce87" office:value-type="string">
            <text:p>wu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07T09:09:42.37">
            <text:p>2019/11/7 9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08">
            <text:p>40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theme=harmonics;t.70;R=1_stomp;R=2_flamenco;R=3_arpeggio;task-1;t.75 </text:p>
          </table:table-cell>
          <table:table-cell table:style-name="ce95" office:value-type="string">
            <text:p>2019-11-07_18-03-20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,3</text:p>
          </table:table-cell>
          <table:table-cell table:style-name="ce100" office:value-type="date" office:date-value="2019-11-08T10:12:08.8">
            <text:p>2019/11/8 10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1">
            <text:p>41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rpeggio:harmonics:hammering-pulling:flamenco~et-6:patt-7:patt-10</text:p>
          </table:table-cell>
          <table:table-cell table:style-name="ce95" office:value-type="string">
            <text:p>2019-11-08_18-13-06_000.jpg</text:p>
          </table:table-cell>
          <table:table-cell table:style-name="ce87" office:value-type="string">
            <text:p>wu</text:p>
          </table:table-cell>
          <table:table-cell table:style-name="ce88" office:value-type="float" office:value="2">
            <text:p>2</text:p>
          </table:table-cell>
          <table:table-cell table:style-name="ce100" office:value-type="date" office:date-value="2019-11-09T14:43:52.830001">
            <text:p>2019/11/9 14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5">
            <text:p>41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:flamenco:R=2_tapping:R=3_scale:k.A:st-1;p5;s3:p6;s1:R=4</text:p>
          </table:table-cell>
          <table:table-cell table:style-name="ce95" office:value-type="string">
            <text:p>2019-11-09_17-52-12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2,3,4</text:p>
          </table:table-cell>
          <table:table-cell table:style-name="ce100" office:value-type="date" office:date-value="2019-11-10T12:43:31.91">
            <text:p>2019/11/10 12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8">
            <text:p>418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ction=arpeggio_hammering-pulling_harmonics:R=3_tap_stom_scal</text:p>
          </table:table-cell>
          <table:table-cell table:style-name="ce95" office:value-type="string">
            <text:p>2019-11-10_17-38-16_000.jpg</text:p>
          </table:table-cell>
          <table:table-cell table:style-name="ce87" office:value-type="string">
            <text:p>wu</text:p>
          </table:table-cell>
          <table:table-cell table:style-name="ce88" office:value-type="float" office:value="3">
            <text:p>3</text:p>
          </table:table-cell>
          <table:table-cell table:style-name="ce100" office:value-type="date" office:date-value="2019-11-11T10:04:41.27">
            <text:p>2019/11/11 10:0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19">
            <text:p>41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ction=arpeggio_hammering-pulling_harmonics_tap_scal:R=2_flamenco:R=1</text:p>
          </table:table-cell>
          <table:table-cell table:style-name="ce95" office:value-type="string">
            <text:p>2019-11-11_17-52-37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</text:p>
          </table:table-cell>
          <table:table-cell table:style-name="ce100" office:value-type="date" office:date-value="2019-11-12T10:26:50.73">
            <text:p>2019/11/12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0">
            <text:p>42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95" office:value-type="string">
            <text:p>2019-11-12_18-13-44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,3</text:p>
          </table:table-cell>
          <table:table-cell table:style-name="ce100" office:value-type="date" office:date-value="2019-11-13T10:34:40.62">
            <text:p>2019/11/13 10:3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1">
            <text:p>42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ction=harmonics:et-5_flamenco:et-6:patt-13.n:t.75~115;R=1_arpeggio_tapping_stomp:f-77:patt-3.n:R=3:patt-4:R=4.n_scale:st-1:p6;s2:t.~180</text:p>
          </table:table-cell>
          <table:table-cell table:style-name="ce95" office:value-type="string">
            <text:p>2019-11-13_18-43-40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3</text:p>
          </table:table-cell>
          <table:table-cell table:style-name="ce100" office:value-type="date" office:date-value="2019-11-14T11:40:58.57">
            <text:p>2019/11/14 11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4">
            <text:p>42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scale:st-1:p7;s1;A.patt-3(2).n;A.patt-1.rev_stomp:R=1</text:p>
          </table:table-cell>
          <table:table-cell table:style-name="ce95" office:value-type="string">
            <text:p>2019-11-14_18-17-04_000.jpg</text:p>
          </table:table-cell>
          <table:table-cell table:style-name="ce87" office:value-type="string">
            <text:p>wu</text:p>
          </table:table-cell>
          <table:table-cell table:style-name="ce88" office:value-type="float" office:value="1">
            <text:p>1</text:p>
          </table:table-cell>
          <table:table-cell table:style-name="ce100" office:value-type="date" office:date-value="2019-11-16T14:09:51.17">
            <text:p>2019/11/16 14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5">
            <text:p>42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rpeggio_flamenco_scale:k.A_tapping:et-1:p2;s1;patt-3.n:R=1:R=2</text:p>
          </table:table-cell>
          <table:table-cell table:style-name="ce95" office:value-type="string">
            <text:p>2019-11-16_18-38-01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</text:p>
          </table:table-cell>
          <table:table-cell table:style-name="ce100" office:value-type="date" office:date-value="2019-11-17T09:57:26.51">
            <text:p>2019/11/17 9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6">
            <text:p>426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rppegio_scale:R=1:st-1;p7;s1:R=2_flamenco:et-6;p5;s3;patt-13(2):R=4_tapping:R=3</text:p>
          </table:table-cell>
          <table:table-cell table:style-name="ce95" office:value-type="string">
            <text:p>2019-11-18_18-37-20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,3,4</text:p>
          </table:table-cell>
          <table:table-cell table:style-name="ce100" office:value-type="date" office:date-value="2019-11-19T11:20:07.36">
            <text:p>2019/11/19 11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7">
            <text:p>42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rpeggio_flamenco:et-6;patt-15.n;5p;s4:R=1_stomp:f-77;patt-5.n;p5;s1:R=2:patt-6.n;p5;s2:R=3_scale:A.patt-5(1).n:R=4</text:p>
          </table:table-cell>
          <table:table-cell table:style-name="ce95" office:value-type="string">
            <text:p>2019-11-19_18-43-10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,3,4</text:p>
          </table:table-cell>
          <table:table-cell table:style-name="ce100" office:value-type="date" office:date-value="2019-11-20T09:44:43.45">
            <text:p>2019/11/20 9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28">
            <text:p>42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warm-up</text:p>
          </table:table-cell>
          <table:table-cell table:style-name="ce90" office:value-type="string">
            <text:p>wu</text:p>
          </table:table-cell>
          <table:table-cell table:style-name="ce94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95" office:value-type="string">
            <text:p>2019-11-20_18-38-38_000.jpg</text:p>
          </table:table-cell>
          <table:table-cell table:style-name="ce87" office:value-type="string">
            <text:p>wu</text:p>
          </table:table-cell>
          <table:table-cell table:style-name="ce88" office:value-type="string">
            <text:p>1,2,3,4,5,6</text:p>
          </table:table-cell>
          <table:table-cell table:style-name="ce100" office:value-type="date" office:date-value="2019-11-21T13:16:51.18">
            <text:p>2019/11/21 13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8">
            <text:p>43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memo</text:p>
          </table:table-cell>
          <table:table-cell table:style-name="ce90" office:value-type="string">
            <text:p>memo</text:p>
          </table:table-cell>
          <table:table-cell table:style-name="ce94" office:value-type="string">
            <text:p>,open-arpeggio,tune=KAKI-1,k.B </text:p>
          </table:table-cell>
          <table:table-cell table:style-name="ce95" office:value-type="string">
            <text:p>2019-11-27_18-07-45_000.jpg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100" office:value-type="date" office:date-value="2019-11-28T12:03:24.2">
            <text:p>2019/11/28 12:0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39">
            <text:p>43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91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orig=g-1124-1,patt.n</text:p>
          </table:table-cell>
          <table:table-cell table:style-name="ce95" office:value-type="string">
            <text:p>2019-11-27_18-07-45_000.jpg</text:p>
          </table:table-cell>
          <table:table-cell table:style-name="ce87"/>
          <table:table-cell table:style-name="ce88" office:value-type="float" office:value="1">
            <text:p>1</text:p>
          </table:table-cell>
          <table:table-cell table:style-name="ce100" office:value-type="date" office:date-value="2019-11-28T12:03:24.2">
            <text:p>2019/11/28 12:0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40">
            <text:p>44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90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orig=g-1123-4,write-out </text:p>
          </table:table-cell>
          <table:table-cell table:style-name="ce95" office:value-type="string">
            <text:p>2019-11-27_18-07-45_000.jpg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100" office:value-type="date" office:date-value="2019-11-28T12:03:24.2">
            <text:p>2019/11/28 12:0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41">
            <text:p>44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90</text:p>
          </table:table-cell>
          <table:table-cell table:style-name="ce90" office:value-type="string">
            <text:p>rev</text:p>
          </table:table-cell>
          <table:table-cell table:style-name="ce94" office:value-type="string">
            <text:p>orig=g-1124-2,write-out</text:p>
          </table:table-cell>
          <table:table-cell table:style-name="ce95" office:value-type="string">
            <text:p>2019-11-27_18-07-45_000.jpg</text:p>
          </table:table-cell>
          <table:table-cell table:style-name="ce87"/>
          <table:table-cell table:style-name="ce88" office:value-type="string">
            <text:p>-</text:p>
          </table:table-cell>
          <table:table-cell table:style-name="ce100" office:value-type="date" office:date-value="2019-11-28T12:03:24.2">
            <text:p>2019/11/28 12:0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4"/>
          <table:table-cell table:style-name="ce95"/>
          <table:table-cell table:style-name="ce87"/>
          <table:table-cell table:style-name="ce88"/>
          <table:table-cell table:style-name="ce100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1T12:07:44.06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9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9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49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49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49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50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50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50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50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04.545cm" draw:caption-point-x="-1.353cm" draw:caption-point-y="2.52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25];6;2)" office:value-type="string" office:string-value="09">
            <text:p>09</text:p>
          </table:table-cell>
          <table:table-cell table:formula="of:=MID([.F52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25];[.I525];&quot;-&quot;;LEFT([.G5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04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6)">
            <text:p>sn(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1" office:value-type="float" office:value="1">
            <text:p>1</text:p>
          </table:table-cell>
          <table:table-cell table:style-name="ce103"/>
          <table:table-cell table:style-name="ce104" office:value-type="string">
            <text:p>f-1</text:p>
          </table:table-cell>
          <table:table-cell table:style-name="ce105"/>
          <table:table-cell table:style-name="ce103" office:value-type="string">
            <text:p>:m music / log / kb / || f-1 patterns chord=C:pattern-1,pattern-2 chord=D:pattern-1,pattern-2</text:p>
          </table:table-cell>
          <table:table-cell table:style-name="ce108" office:value-type="string">
            <text:p>2019-10-03_17-35-28_000.jpg</text:p>
          </table:table-cell>
          <table:table-cell table:style-name="ce102" office:value-type="string">
            <text:p>-</text:p>
          </table:table-cell>
          <table:table-cell table:style-name="ce103" office:value-type="string">
            <text:p>-</text:p>
          </table:table-cell>
          <table:table-cell table:style-name="ce109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1" office:value-type="float" office:value="2">
            <text:p>2</text:p>
          </table:table-cell>
          <table:table-cell table:style-name="ce103"/>
          <table:table-cell table:style-name="ce104"/>
          <table:table-cell table:style-name="ce106"/>
          <table:table-cell table:style-name="ce103"/>
          <table:table-cell table:style-name="ce108"/>
          <table:table-cell table:style-name="ce101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1" office:value-type="float" office:value="3">
            <text:p>3</text:p>
          </table:table-cell>
          <table:table-cell table:style-name="ce103"/>
          <table:table-cell table:style-name="ce104"/>
          <table:table-cell table:style-name="ce106"/>
          <table:table-cell table:style-name="ce103"/>
          <table:table-cell table:style-name="ce108"/>
          <table:table-cell table:style-name="ce101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8" table:number-columns-repeated="2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02" table:number-columns-repeated="2"/>
          <table:table-cell table:style-name="ce104"/>
          <table:table-cell table:style-name="ce107"/>
          <table:table-cell table:style-name="ce103"/>
          <table:table-cell table:style-name="ce108"/>
          <table:table-cell table:style-name="ce102"/>
          <table:table-cell table:style-name="ce103"/>
          <table:table-cell table:style-name="ce109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1T12:07:44.27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22cm" draw:caption-point-x="-1.353cm" draw:caption-point-y="2.32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gt.A2:gt.I27" table:contains-header="false">
          <table:sort>
            <table:sort-by table:field-number="6" table:data-type="automatic"/>
          </table:sort>
        </table:database-range>
        <table:database-range table:name="range_all_data" table:target-range-address="gt.A2:gt.I51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51" table:on-update-keep-styles="true" table:on-update-keep-size="false"/>
        <table:database-range table:name="range_genre__kb" table:target-range-address="kb.G2:kb.G60"/>
        <table:database-range table:name="range_sn" table:target-range-address="gt.A2:gt.A51" table:on-update-keep-styles="true" table:on-update-keep-size="false"/>
        <table:database-range table:name="range_sn__kb" table:target-range-address="kb.A2:kb.A6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1">2019/12/11</text:date>, <text:time>12:07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2-11T12:07:41.97</dc:date>
    <dc:creator>iwabuchi ken</dc:creator>
    <meta:editing-duration>P5DT27S</meta:editing-duration>
    <meta:editing-cycles>479</meta:editing-cycles>
    <meta:generator>OpenOffice/4.1.3$Win32 OpenOffice.org_project/413m1$Build-9783</meta:generator>
    <meta:document-statistic meta:table-count="7" meta:cell-count="7083" meta:object-count="0"/>
    <meta:user-defined meta:name="sheets-banding"/>
    <meta:user-defined meta:name="sheets-original-selection"/>
  </office:meta>
</office:document-meta>
</file>